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D876C24E.gif"/>
  <manifest:file-entry manifest:media-type="image/gif" manifest:full-path="Pictures/100000000000001C00000020E01DA237.gif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0.82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objectwithoutfill">
      <style:graphic-properties draw:stroke="solid" svg:stroke-width="0.051cm" svg:stroke-color="#000080" draw:marker-start-width="0.277cm" draw:marker-end-width="0.277cm" draw:fill="none" draw:textarea-horizontal-align="center" fo:padding-top="-0.074cm" fo:padding-bottom="-0.074cm" fo:padding-left="-0.074cm" fo:padding-right="-0.0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1" style:family="graphic" style:parent-style-name="objectwithoutfill">
      <style:graphic-properties draw:stroke="solid" svg:stroke-width="0.102cm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svg:stroke-width="0.102cm" svg:stroke-color="#000080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4" style:family="graphic" style:parent-style-name="standard">
      <style:graphic-properties svg:stroke-width="0.102cm" svg:stroke-color="#000080" draw:marker-start="Arrow" draw:marker-start-width="0.4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draw:stroke="none" draw:fill="none" draw:fill-color="#ffffff" fo:min-height="0.863cm"/>
    </style:style>
    <style:style style:name="gr16" style:family="graphic" style:parent-style-name="standard">
      <style:graphic-properties draw:stroke="none" draw:fill="none" draw:fill-color="#ffffff" fo:min-height="1.051cm"/>
    </style:style>
    <style:style style:name="gr17" style:family="graphic" style:parent-style-name="standard">
      <style:graphic-properties draw:stroke="none" draw:fill="none" draw:fill-color="#ffffff" fo:min-height="1.252cm"/>
    </style:style>
    <style:style style:name="gr18" style:family="graphic" style:parent-style-name="standard">
      <style:graphic-properties svg:stroke-width="0.152cm" svg:stroke-color="#800000" draw:marker-start-width="0.527cm" draw:marker-end="Arrow" draw:marker-end-width="0.427cm" draw:textarea-horizontal-align="center" draw:textarea-vertical-align="middle" fo:padding-top="0.076cm" fo:padding-bottom="0.076cm" fo:padding-left="0.076cm" fo:padding-right="0.076cm"/>
    </style:style>
    <style:style style:name="gr19" style:family="graphic" style:parent-style-name="standard">
      <style:graphic-properties draw:stroke="none" draw:fill="gradient" draw:fill-gradient-name="Gradient_20_15" draw:textarea-horizontal-align="center" draw:textarea-vertical-align="middle"/>
    </style:style>
    <style:style style:name="gr20" style:family="graphic" style:parent-style-name="standard">
      <style:graphic-properties draw:stroke="solid" svg:stroke-width="0.305cm" svg:stroke-color="#000080" draw:marker-start-width="0.655cm" draw:marker-end="Arrow" draw:marker-end-width="0.755cm" draw:textarea-horizontal-align="center" draw:textarea-vertical-align="middle" fo:padding-top="0.152cm" fo:padding-bottom="0.152cm" fo:padding-left="0.152cm" fo:padding-right="0.15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fo:min-height="10.092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outline1">
      <style:graphic-properties draw:fill-color="#ffffff" draw:auto-grow-height="true" fo:min-height="13.518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6">
      <style:graphic-properties draw:fill-color="#ffffff" draw:auto-grow-height="true" fo:min-height="7.665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7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draw:auto-grow-width="true" fo:min-height="8.055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title">
      <style:graphic-properties draw:fill-color="#ffffff" draw:auto-grow-height="true" fo:min-height="3.526cm"/>
    </style:style>
    <style:style style:name="pr17" style:family="presentation" style:parent-style-name="Normal1-outline1">
      <style:graphic-properties draw:fill-color="#ffffff" draw:auto-grow-height="true" draw:auto-grow-width="true" fo:min-height="12.373cm"/>
    </style:style>
    <style:style style:name="pr18" style:family="presentation" style:parent-style-name="Normal1-outline1">
      <style:graphic-properties draw:fill-color="#ffffff" draw:auto-grow-height="true" draw:auto-grow-width="true" fo:min-height="13.367cm"/>
    </style:style>
    <style:style style:name="pr19" style:family="presentation" style:parent-style-name="Normal1-outline1">
      <style:graphic-properties draw:fill-color="#ffffff" draw:auto-grow-height="true" draw:auto-grow-width="true" fo:min-height="11.526cm"/>
    </style:style>
    <style:style style:name="pr20" style:family="presentation" style:parent-style-name="Normal1-outline1">
      <style:graphic-properties draw:fill-color="#ffffff" draw:auto-grow-height="true" draw:auto-grow-width="true" fo:min-height="14.992cm"/>
    </style:style>
    <style:style style:name="pr21" style:family="presentation" style:parent-style-name="Normal1-outline1">
      <style:graphic-properties draw:fill-color="#ffffff" draw:auto-grow-height="true" draw:auto-grow-width="true" fo:min-height="10.831cm"/>
    </style:style>
    <style:style style:name="pr22" style:family="presentation" style:parent-style-name="Normal1-outline1">
      <style:graphic-properties draw:fill-color="#ffffff" draw:auto-grow-height="true" draw:auto-grow-width="true" fo:min-height="9.712cm"/>
    </style:style>
    <style:style style:name="pr23" style:family="presentation" style:parent-style-name="Section-notes" style:list-style-name="L7">
      <style:graphic-properties draw:fill-color="#ffffff" draw:auto-grow-height="true" fo:min-height="11.431cm"/>
    </style:style>
    <style:style style:name="pr24" style:family="presentation" style:parent-style-name="Normal1-outline1">
      <style:graphic-properties draw:fill-color="#ffffff" draw:auto-grow-height="true" fo:min-height="13.564cm"/>
    </style:style>
    <style:style style:name="pr25" style:family="presentation" style:parent-style-name="Normal1-outline1">
      <style:graphic-properties draw:fill-color="#ffffff" draw:auto-grow-height="true" draw:auto-grow-width="true" fo:min-height="14.007cm"/>
    </style:style>
    <style:style style:name="pr26" style:family="presentation" style:parent-style-name="Normal1-outline1">
      <style:graphic-properties draw:fill-color="#ffffff" draw:auto-grow-height="true" fo:min-height="10.413cm"/>
    </style:style>
    <style:style style:name="pr27" style:family="presentation" style:parent-style-name="Normal1-outline1">
      <style:graphic-properties draw:fill-color="#ffffff" draw:auto-grow-height="true" draw:auto-grow-width="true" fo:min-height="13.541cm"/>
    </style:style>
    <style:style style:name="pr28" style:family="presentation" style:parent-style-name="Normal1-outline1">
      <style:graphic-properties draw:fill-color="#ffffff" draw:auto-grow-height="true" draw:auto-grow-width="true" fo:min-height="10.246cm"/>
    </style:style>
    <style:style style:name="pr29" style:family="presentation" style:parent-style-name="Normal1-subtitle" style:list-style-name="L6">
      <style:graphic-properties draw:fill-color="#ffffff" draw:auto-grow-height="true" fo:min-height="7.058cm"/>
    </style:style>
    <style:style style:name="pr30" style:family="presentation" style:parent-style-name="Normal1-outline1">
      <style:graphic-properties draw:fill-color="#ffffff" draw:auto-grow-height="true" draw:auto-grow-width="true" fo:min-height="5.81cm"/>
    </style:style>
    <style:style style:name="pr31" style:family="presentation" style:parent-style-name="Section-notes" style:list-style-name="L7">
      <style:graphic-properties draw:fill-color="#ffffff" draw:auto-grow-height="true" fo:min-height="11.431cm"/>
    </style:style>
    <style:style style:name="pr32" style:family="presentation" style:parent-style-name="Normal1-subtitle" style:list-style-name="L8">
      <style:graphic-properties draw:fill-color="#ffffff" draw:auto-grow-height="true" fo:min-height="7.777cm"/>
    </style:style>
    <style:style style:name="pr33" style:family="presentation" style:parent-style-name="Normal1-outline1">
      <style:graphic-properties draw:fill-color="#ffffff" draw:auto-grow-height="true" draw:auto-grow-width="true" fo:min-height="9.383cm"/>
    </style:style>
    <style:style style:name="pr34" style:family="presentation" style:parent-style-name="Normal1-subtitle" style:list-style-name="L8">
      <style:graphic-properties draw:fill-color="#ffffff" draw:auto-grow-height="true" fo:min-height="9.272cm"/>
    </style:style>
    <style:style style:name="pr35" style:family="presentation" style:parent-style-name="Normal1-subtitle" style:list-style-name="L6">
      <style:graphic-properties draw:fill-color="#ffffff" draw:auto-grow-height="true" fo:min-height="7.058cm"/>
    </style:style>
    <style:style style:name="pr36" style:family="presentation" style:parent-style-name="Normal1-subtitle" style:list-style-name="L6">
      <style:graphic-properties draw:fill-color="#ffffff" draw:auto-grow-height="true" fo:min-height="7.058cm"/>
    </style:style>
    <style:style style:name="pr37" style:family="presentation" style:parent-style-name="Section-notes" style:list-style-name="L7">
      <style:graphic-properties draw:fill-color="#ffffff" draw:auto-grow-height="true" fo:min-height="11.431cm"/>
    </style:style>
    <style:style style:name="pr38" style:family="presentation" style:parent-style-name="Normal1-outline1">
      <style:graphic-properties draw:fill-color="#ffffff" draw:auto-grow-height="true" fo:min-height="1.582cm"/>
    </style:style>
    <style:style style:name="pr39" style:family="presentation" style:parent-style-name="Normal1-outline1">
      <style:graphic-properties draw:fill-color="#ffffff" draw:auto-grow-height="true" fo:min-height="13.476cm"/>
    </style:style>
    <style:style style:name="pr40" style:family="presentation" style:parent-style-name="Normal1-outline1">
      <style:graphic-properties draw:fill-color="#ffffff" draw:auto-grow-height="true" draw:auto-grow-width="true" fo:min-height="11.817cm"/>
    </style:style>
    <style:style style:name="pr41" style:family="presentation" style:parent-style-name="Normal1-outline1">
      <style:graphic-properties draw:fill-color="#ffffff" draw:auto-grow-height="true" fo:min-height="11.666cm"/>
    </style:style>
    <style:style style:name="pr42" style:family="presentation" style:parent-style-name="Normal1-outline1">
      <style:graphic-properties draw:fill-color="#ffffff" draw:auto-grow-height="true" fo:min-height="11.102cm"/>
    </style:style>
    <style:style style:name="pr43" style:family="presentation" style:parent-style-name="Normal1-outline1">
      <style:graphic-properties draw:fill-color="#ffffff" draw:auto-grow-height="true" fo:min-height="11.416cm"/>
    </style:style>
    <style:style style:name="pr44" style:family="presentation" style:parent-style-name="Normal1-outline1">
      <style:graphic-properties draw:fill-color="#ffffff" draw:auto-grow-height="true" fo:min-height="5.591cm"/>
    </style:style>
    <style:style style:name="pr45" style:family="presentation" style:parent-style-name="Normal1-outline1">
      <style:graphic-properties draw:fill-color="#ffffff" draw:auto-grow-height="true" draw:auto-grow-width="true" fo:min-height="10.515cm"/>
    </style:style>
    <style:style style:name="pr46" style:family="presentation" style:parent-style-name="Normal1-outline1">
      <style:graphic-properties draw:fill-color="#ffffff" draw:auto-grow-height="true" fo:min-height="14.693cm"/>
    </style:style>
    <style:style style:name="pr47" style:family="presentation" style:parent-style-name="Normal1-subtitle" style:list-style-name="L6">
      <style:graphic-properties draw:fill-color="#ffffff" draw:auto-grow-height="true" fo:min-height="7.058cm"/>
    </style:style>
    <style:style style:name="pr48" style:family="presentation" style:parent-style-name="Section-notes" style:list-style-name="L7">
      <style:graphic-properties draw:fill-color="#ffffff" draw:auto-grow-height="true" fo:min-height="11.431cm"/>
    </style:style>
    <style:style style:name="pr49" style:family="presentation" style:parent-style-name="Normal1-outline1">
      <style:graphic-properties draw:fill-color="#ffffff" draw:auto-grow-height="true" draw:auto-grow-width="true" fo:min-height="10.44cm"/>
    </style:style>
    <style:style style:name="pr50" style:family="presentation" style:parent-style-name="Normal1-outline1" style:list-style-name="L9">
      <style:graphic-properties draw:fill-color="#ffffff" draw:auto-grow-height="true" fo:min-height="16.369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1.219cm" fo:margin-right="0cm" fo:text-align="center" fo:text-indent="-0.791cm"/>
    </style:style>
    <style:style style:name="P10" style:family="paragraph">
      <style:paragraph-properties text:enable-numbering="true" fo:margin-left="1.219cm" fo:margin-right="0cm" fo:text-align="start" fo:text-indent="-0.791cm"/>
      <style:text-properties fo:color="#000080" fo:font-size="36pt"/>
    </style:style>
    <style:style style:name="P11" style:family="paragraph">
      <style:paragraph-properties fo:margin-left="0cm" fo:margin-right="0cm" fo:margin-top="0.42cm" fo:margin-bottom="0.35cm" fo:text-indent="0cm"/>
      <style:text-properties fo:font-size="10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2.4cm" fo:margin-right="0cm" fo:margin-top="0cm" fo:margin-bottom="0.20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text:enable-numbering="false" fo:margin-left="1.2cm" fo:margin-right="0cm" fo:text-indent="-0.9cm"/>
      <style:text-properties fo:font-size="28pt"/>
    </style:style>
    <style:style style:name="P15" style:family="paragraph">
      <style:paragraph-properties fo:margin-left="1.2cm" fo:margin-right="0cm" fo:margin-top="0cm" fo:margin-bottom="0cm" fo:text-indent="-0.9cm"/>
    </style:style>
    <style:style style:name="P16" style:family="paragraph">
      <style:paragraph-properties fo:margin-left="1.2cm" fo:margin-right="0cm" fo:margin-top="0.61cm" fo:margin-bottom="0cm" fo:text-indent="-0.9cm"/>
    </style:style>
    <style:style style:name="P17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3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text:enable-numbering="false" fo:margin-left="1.2cm" fo:margin-right="0cm" fo:margin-top="0cm" fo:margin-bottom="0cm" fo:text-indent="-0.9cm"/>
      <style:text-properties fo:font-size="22pt" style:font-size-asian="22pt" style:font-size-complex="22pt"/>
    </style:style>
    <style:style style:name="P2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text:enable-numbering="false" fo:margin-left="1.2cm" fo:margin-right="0cm" fo:margin-top="0cm" fo:margin-bottom="0cm" fo:text-indent="-0.9cm"/>
    </style:style>
    <style:style style:name="P23" style:family="paragraph">
      <style:paragraph-properties text:enable-numbering="true" fo:margin-left="1.2cm" fo:margin-right="0cm" fo:text-indent="-0.9cm"/>
    </style:style>
    <style:style style:name="P24" style:family="paragraph">
      <style:paragraph-properties fo:margin-left="0cm" fo:margin-right="0cm" fo:margin-top="0cm" fo:margin-bottom="0.508cm" fo:text-indent="0cm"/>
    </style:style>
    <style:style style:name="P25" style:family="paragraph">
      <style:paragraph-properties text:enable-numbering="true" fo:margin-left="1.2cm" fo:margin-right="0cm" fo:margin-top="0cm" fo:margin-bottom="0.508cm" fo:text-indent="-0.9cm"/>
    </style:style>
    <style:style style:name="P26" style:family="paragraph">
      <style:paragraph-properties fo:margin-left="0cm" fo:margin-right="0cm" fo:margin-top="0cm" fo:margin-bottom="0cm" fo:text-indent="0cm"/>
    </style:style>
    <style:style style:name="P27" style:family="paragraph">
      <style:paragraph-properties fo:margin-left="0cm" fo:margin-right="0cm" fo:margin-top="0cm" fo:margin-bottom="0.203cm" fo:text-indent="0cm"/>
    </style:style>
    <style:style style:name="P28" style:family="paragraph">
      <style:paragraph-properties fo:margin-left="0cm" fo:margin-right="0cm" fo:text-indent="0cm">
        <style:tab-stops>
          <style:tab-stop style:position="7.248cm"/>
        </style:tab-stops>
      </style:paragraph-properties>
    </style:style>
    <style:style style:name="P29" style:family="paragraph">
      <style:paragraph-properties text:enable-numbering="false" fo:margin-left="1.2cm" fo:margin-right="0cm" fo:text-indent="-0.9cm"/>
    </style:style>
    <style:style style:name="P30" style:family="paragraph">
      <style:paragraph-properties fo:margin-left="0cm" fo:margin-right="0cm" fo:text-indent="0cm"/>
      <style:text-properties fo:color="#000080" fo:font-size="22pt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text-indent="0cm"/>
      <style:text-properties fo:color="#000080" fo:font-size="24pt"/>
    </style:style>
    <style:style style:name="P33" style:family="paragraph">
      <style:paragraph-properties fo:text-align="center"/>
      <style:text-properties fo:font-size="26pt"/>
    </style:style>
    <style:style style:name="P34" style:family="paragraph">
      <style:paragraph-properties fo:margin-left="0cm" fo:margin-right="0cm" fo:margin-top="0cm" fo:margin-bottom="0.254cm" fo:text-indent="0cm"/>
    </style:style>
    <style:style style:name="P35" style:family="paragraph">
      <style:paragraph-properties fo:margin-left="0cm" fo:margin-right="0cm" fo:margin-top="0cm" fo:margin-bottom="0.406cm" fo:text-indent="0cm"/>
    </style:style>
    <style:style style:name="P36" style:family="paragraph">
      <style:paragraph-properties fo:margin-left="0cm" fo:margin-right="0cm" fo:margin-top="0cm" fo:margin-bottom="1.524cm" fo:text-indent="0cm"/>
    </style:style>
    <style:style style:name="P37" style:family="paragraph">
      <style:paragraph-properties text:enable-numbering="true" fo:margin-left="1.2cm" fo:margin-right="0cm" fo:margin-top="0cm" fo:margin-bottom="0.254cm" fo:text-indent="-0.9cm"/>
    </style:style>
    <style:style style:name="P38" style:family="paragraph">
      <style:paragraph-properties text:enable-numbering="false" fo:margin-left="1.219cm" fo:margin-right="0cm" fo:text-align="center" fo:text-indent="-0.791cm"/>
      <style:text-properties fo:color="#000080" fo:font-size="36pt"/>
    </style:style>
    <style:style style:name="P39" style:family="paragraph">
      <style:paragraph-properties text:enable-numbering="true" fo:margin-left="1.2cm" fo:margin-right="0cm" fo:text-indent="-0.9cm"/>
      <style:text-properties fo:font-family="Arial" style:font-family-generic="swiss" style:font-pitch="variable" fo:font-size="32pt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style:paragraph-properties fo:margin-left="0cm" fo:margin-right="0cm" fo:text-align="center" fo:text-indent="0cm"/>
      <style:text-properties fo:font-size="32pt"/>
    </style:style>
    <style:style style:name="P42" style:family="paragraph">
      <style:paragraph-properties text:enable-numbering="false" fo:margin-left="1.2cm" fo:margin-right="0cm" fo:margin-top="0cm" fo:margin-bottom="0cm" fo:text-indent="-0.9cm"/>
      <style:text-properties fo:font-family="Arial" style:font-family-generic="swiss" style:font-pitch="variable" fo:font-size="20pt"/>
    </style:style>
    <style:style style:name="P43" style:family="paragraph">
      <style:paragraph-properties fo:margin-left="0cm" fo:margin-right="0cm" fo:margin-top="0.762cm" fo:margin-bottom="0.356cm" fo:text-indent="0cm"/>
    </style:style>
    <style:style style:name="P44" style:family="paragraph">
      <style:paragraph-properties text:enable-numbering="true" fo:margin-left="1.2cm" fo:margin-right="0cm" fo:margin-top="0cm" fo:margin-bottom="0cm" fo:text-indent="-0.9cm"/>
      <style:text-properties fo:font-family="Arial" style:font-family-generic="swiss" style:font-pitch="variable" fo:font-size="20pt"/>
    </style:style>
    <style:style style:name="P45" style:family="paragraph">
      <style:paragraph-properties text:enable-numbering="true" fo:margin-left="1.2cm" fo:margin-right="0cm" fo:margin-top="0cm" fo:margin-bottom="0cm" fo:text-indent="-0.9cm"/>
      <style:text-properties fo:font-family="Arial" style:font-family-generic="swiss" style:font-pitch="variable" fo:font-size="24pt"/>
    </style:style>
    <style:style style:name="P46" style:family="paragraph">
      <style:paragraph-properties text:enable-numbering="false" fo:margin-left="1.2cm" fo:margin-right="0cm" fo:margin-top="0cm" fo:margin-bottom="0cm" fo:text-indent="-0.9cm"/>
      <style:text-properties fo:font-family="Arial" style:font-family-generic="swiss" style:font-pitch="variable" fo:font-size="28pt"/>
    </style:style>
    <style:style style:name="P47" style:family="paragraph">
      <style:paragraph-properties fo:margin-left="0cm" fo:margin-right="0cm" fo:text-align="center" fo:text-indent="0cm"/>
      <style:text-properties fo:font-size="26pt"/>
    </style:style>
    <style:style style:name="P48" style:family="paragraph">
      <style:paragraph-properties fo:margin-left="1.2cm" fo:margin-right="0cm" fo:margin-top="0cm" fo:margin-bottom="0cm" fo:text-indent="-1.197cm"/>
    </style:style>
    <style:style style:name="P49" style:family="paragraph">
      <style:paragraph-properties text:enable-numbering="false" fo:margin-left="1.2cm" fo:margin-right="0cm" fo:margin-top="0cm" fo:margin-bottom="0cm" fo:text-indent="-1.197cm"/>
      <style:text-properties fo:color="#000080" fo:font-family="'Courier New'" style:font-pitch="fixed" fo:font-size="17pt"/>
    </style:style>
    <style:style style:name="P50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6" style:family="text">
      <style:text-properties fo:language="pl" fo:country="PL"/>
    </style:style>
    <style:style style:name="T7" style:family="text">
      <style:text-properties fo:font-size="28pt"/>
    </style:style>
    <style:style style:name="T8" style:family="text">
      <style:text-properties fo:font-size="10pt"/>
    </style:style>
    <style:style style:name="T9" style:family="text">
      <style:text-properties fo:color="#000080" fo:font-size="36pt"/>
    </style:style>
    <style:style style:name="T10" style:family="text">
      <style:text-properties fo:color="#800000" fo:font-size="36pt"/>
    </style:style>
    <style:style style:name="T11" style:family="text">
      <style:text-properties fo:font-family="'Courier New'" style:font-pitch="fixed" fo:font-size="28pt"/>
    </style:style>
    <style:style style:name="T12" style:family="text">
      <style:text-properties fo:color="#000080" style:text-outline="false" style:text-line-through-style="none" style:text-position="0% 100%" fo:font-family="'Courier New'" style:font-pitch="fixed" fo:font-size="2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000080" style:text-outline="false" style:text-line-through-style="none" style:text-position="0% 100%" fo:font-family="'Courier New'" style:font-pitch="fixed" fo:font-size="2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4" style:family="text">
      <style:text-properties fo:font-family="'Courier New'" style:font-pitch="fixed" fo:font-size="28pt" fo:font-style="italic"/>
    </style:style>
    <style:style style:name="T15" style:family="text">
      <style:text-properties fo:font-family="'Courier New'" style:font-pitch="fixed" fo:font-size="22pt" style:font-size-asian="22pt" style:font-size-complex="22pt"/>
    </style:style>
    <style:style style:name="T16" style:family="text">
      <style:text-properties fo:color="#000080" style:text-outline="false" style:text-line-through-style="none" style:text-position="0% 100%" fo:font-family="'Courier New'" style:font-pitch="fixed" fo:font-size="22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2pt" style:language-asian="en" style:country-asian="US" style:font-style-asian="normal" style:font-weight-asian="normal" style:font-family-complex="'Arial Unicode MS'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font-family="'Courier New'" style:font-pitch="fixed" fo:font-size="22pt" fo:font-style="italic" style:font-size-asian="22pt" style:font-size-complex="22pt"/>
    </style:style>
    <style:style style:name="T18" style:family="text">
      <style:text-properties fo:font-family="'Courier New'" style:font-pitch="fixed" fo:font-size="24pt"/>
    </style:style>
    <style:style style:name="T19" style:family="text">
      <style:text-properties fo:color="#000080" style:text-outline="false" style:text-line-through-style="none" style:text-position="0% 100%" fo:font-family="'Courier New'" style:font-pitch="fixed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0" style:family="text">
      <style:text-properties fo:color="#000080" style:text-outline="false" style:text-line-through-style="none" style:text-position="0% 100%" fo:font-family="'Courier New'" style:font-pitch="fixed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'Arial Unicode MS'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1" style:family="text">
      <style:text-properties fo:color="#800000" style:text-outline="false" style:text-line-through-style="none" style:text-position="0% 100%" fo:font-family="'Courier New'" style:font-pitch="fixed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22" style:family="text">
      <style:text-properties fo:font-family="'Courier New'" style:font-pitch="fixed" fo:font-size="32pt"/>
    </style:style>
    <style:style style:name="T23" style:family="text">
      <style:text-properties fo:font-family="'Courier New'" style:font-pitch="fixed"/>
    </style:style>
    <style:style style:name="T24" style:family="text">
      <style:text-properties fo:color="#000080" fo:font-size="22pt"/>
    </style:style>
    <style:style style:name="T25" style:family="text">
      <style:text-properties fo:color="#000080" fo:font-size="24pt"/>
    </style:style>
    <style:style style:name="T26" style:family="text">
      <style:text-properties fo:font-size="26pt"/>
    </style:style>
    <style:style style:name="T27" style:family="text">
      <style:text-properties fo:color="#800000" fo:font-size="24pt"/>
    </style:style>
    <style:style style:name="T28" style:family="text">
      <style:text-properties fo:font-family="Arial" style:font-family-generic="swiss" style:font-pitch="variable" fo:font-size="32pt" fo:font-style="italic" style:font-style-asian="italic" style:font-style-complex="italic"/>
    </style:style>
    <style:style style:name="T29" style:family="text">
      <style:text-properties fo:font-size="32pt"/>
    </style:style>
    <style:style style:name="T30" style:family="text">
      <style:text-properties fo:font-family="Arial" style:font-family-generic="swiss" style:font-pitch="variable" fo:font-size="26pt"/>
    </style:style>
    <style:style style:name="T31" style:family="text">
      <style:text-properties fo:font-family="'Courier New'" style:font-pitch="fixed" fo:font-size="20pt"/>
    </style:style>
    <style:style style:name="T32" style:family="text">
      <style:text-properties fo:font-family="'Courier New'" style:font-pitch="fixed" fo:font-size="20pt" fo:font-style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family="'Courier New'" style:font-pitch="fixed" fo:font-size="26pt"/>
    </style:style>
    <style:style style:name="T35" style:family="text">
      <style:text-properties fo:font-family="'Courier New'" style:font-pitch="fixed" fo:font-size="26pt" fo:font-style="italic"/>
    </style:style>
    <style:style style:name="T36" style:family="text">
      <style:text-properties fo:font-family="Arial" style:font-family-generic="swiss" style:font-pitch="variable" fo:font-size="20pt"/>
    </style:style>
    <style:style style:name="T37" style:family="text">
      <style:text-properties fo:font-family="'Courier New'" style:font-pitch="fixed" fo:font-size="24pt" fo:font-style="italic"/>
    </style:style>
    <style:style style:name="T38" style:family="text">
      <style:text-properties fo:color="#000080" fo:font-family="'Courier New'" style:font-pitch="fixed" fo:font-size="17pt" fo:font-weight="bold"/>
    </style:style>
    <style:style style:name="T39" style:family="text">
      <style:text-properties fo:color="#800000" fo:font-family="'Courier New'" style:font-pitch="fixed" fo:font-size="17pt" fo:font-weight="bold"/>
    </style:style>
    <style:style style:name="T40" style:family="text">
      <style:text-properties fo:color="#800000" fo:font-family="'Courier New'" style:font-pitch="fixed" fo:font-size="17pt"/>
    </style:style>
    <style:style style:name="T41" style:family="text">
      <style:text-properties fo:color="#000080" fo:font-family="'Courier New'" style:font-pitch="fixed" fo:font-size="17pt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8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258cm" svg:x="9.665cm" svg:y="3.791cm" presentation:class="title" presentation:user-transformed="true">
          <draw:text-box>
            <text:p text:style-name="P1"><text:span text:style-name="T1">Programowanie komputerów I</text:span><text:span text:style-name="T2"><text:line-break/></text:span><text:span text:style-name="T3"><text:line-break/></text:span><text:span text:style-name="T4">Tablice i kontenery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6.775cm" svg:height="3.507cm" svg:x="1.225cm" svg:y="0.643cm" presentation:class="title">
          <draw:text-box>
            <text:p text:style-name="P4">Agenda</text:p>
          </draw:text-box>
        </draw:frame>
        <draw:frame presentation:style-name="pr4" draw:text-style-name="P5" draw:layer="layout" svg:width="18.858cm" svg:height="10.092cm" svg:x="5.183cm" svg:y="7.304cm" presentation:class="outline" presentation:user-transformed="true">
          <draw:text-box>
            <text:list text:style-name="L3">
              <text:list-item>
                <text:p text:id="id14" text:style-name="P4">Cel(e) wykładu</text:p>
              </text:list-item>
              <text:list-item>
                <text:p text:id="id15" text:style-name="P4">Odświeżenie i przekąski</text:p>
              </text:list-item>
              <text:list-item>
                <text:p text:id="id16" text:style-name="P4">Tablice</text:p>
              </text:list-item>
              <text:list-item>
                <text:p text:id="id17" text:style-name="P4">Kontenery</text:p>
              </text:list-item>
              <text:list-item>
                <text:p text:id="id18" text:style-name="P4">The Java<text:span text:style-name="T5">™</text:span> Collections Framework</text:p>
              </text:list-item>
              <text:list-item>
                <text:p text:id="id19" text:style-name="P4">Podsumowani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4" anim:sub-item="text" smil:attributeName="visibility" smil:to="visible"/>
                  <anim:transitionFilter smil:dur="0.1s" smil:targetElement="id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5" anim:sub-item="text" smil:attributeName="visibility" smil:to="visible"/>
                  <anim:transitionFilter smil:dur="0.1s" smil:targetElement="id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6" anim:sub-item="text" smil:attributeName="visibility" smil:to="visible"/>
                  <anim:transitionFilter smil:dur="0.1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7" anim:sub-item="text" smil:attributeName="visibility" smil:to="visible"/>
                  <anim:transitionFilter smil:dur="0.1s" smil:targetElement="id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8" anim:sub-item="text" smil:attributeName="visibility" smil:to="visible"/>
                  <anim:transitionFilter smil:dur="0.1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9" anim:sub-item="text" smil:attributeName="visibility" smil:to="visible"/>
                  <anim:transitionFilter smil:dur="0.1s" smil:targetElement="id1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Cel(e) wykładu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Przegląd wykładu</text:p>
          </draw:text-box>
        </draw:frame>
        <draw:frame presentation:style-name="pr9" draw:text-style-name="P5" draw:layer="layout" svg:width="20.73cm" svg:height="13.518cm" svg:x="5.614cm" svg:y="6.538cm" presentation:class="outline" presentation:user-transformed="true">
          <draw:text-box>
            <text:list text:style-name="L3">
              <text:list-item>
                <text:p text:style-name="P4">1: Wprowadzenie</text:p>
              </text:list-item>
              <text:list-item>
                <text:p text:style-name="P4">2: Podstawowe struktury danych &amp; instrukcje</text:p>
              </text:list-item>
              <text:list-item>
                <text:p text:style-name="P4">3: Programowanie <text:span text:style-name="T6">obiektowe</text:span> I</text:p>
              </text:list-item>
              <text:list-item>
                <text:p text:style-name="P4">4: Programowanie <text:span text:style-name="T6">obiektowe</text:span> II</text:p>
              </text:list-item>
              <text:list-item>
                <text:p text:style-name="P4">5: Programowanie <text:span text:style-name="T6">obiektowe</text:span> <text:s/>III</text:p>
              </text:list-item>
              <text:list-item>
                <text:p text:style-name="P4">6: Zaawansowane struktury danych</text:p>
              </text:list-item>
              <text:list-item>
                <text:p text:style-name="P4">7: Wątki &amp; Wyjątki</text:p>
              </text:list-item>
            </text:list>
          </draw:text-box>
        </draw:frame>
        <draw:rect draw:style-name="gr1" draw:text-style-name="P6" draw:layer="layout" svg:width="13.114cm" svg:height="1.432cm" draw:transform="rotate (1.5707963267946) translate (4.219cm 19.602cm)">
          <text:p text:style-name="P4"><text:span text:style-name="T7">Podstawowe pojęcia</text:span></text:p>
        </draw:rect>
        <draw:frame draw:style-name="gr2" draw:text-style-name="P7" draw:layer="layout" svg:width="1.196cm" svg:height="6.953cm" svg:x="0cm" svg:y="14.046cm">
          <draw:text-box>
            <text:p text:style-name="P4"><text:span text:style-name="T8">C</text:span></text:p>
            <text:p text:style-name="P4"><text:span text:style-name="T8">E</text:span></text:p>
            <text:p text:style-name="P4"><text:span text:style-name="T8">L</text:span></text:p>
            <text:p text:style-name="P4"><text:span text:style-name="T8">E</text:span></text:p>
            <text:p text:style-name="P4"><text:span text:style-name="T8"/></text:p>
            <text:p text:style-name="P4"><text:span text:style-name="T8">W</text:span></text:p>
            <text:p text:style-name="P4"><text:span text:style-name="T8">Y</text:span></text:p>
            <text:p text:style-name="P4"><text:span text:style-name="T8">K</text:span></text:p>
            <text:p text:style-name="P4"><text:span text:style-name="T8">Ł</text:span></text:p>
            <text:p text:style-name="P4"><text:span text:style-name="T8">A</text:span></text:p>
            <text:p text:style-name="P4"><text:span text:style-name="T8">D</text:span></text:p>
            <text:p text:style-name="P4"><text:span text:style-name="T8">U</text:span></text:p>
          </draw:text-box>
        </draw:frame>
        <draw:rect draw:style-name="gr3" draw:id="id20" draw:layer="layout" svg:width="19.026cm" svg:height="1.731cm" svg:x="5.937cm" svg:y="16.414cm" draw:corner-radius="0.5cm">
          <text:p text:style-name="P4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0" smil:attributeName="visibility" smil:to="visible"/>
                  <anim:transitionFilter smil:dur="0.5s" smil:targetElement="id20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rmal1" presentation:presentation-page-layout-name="AL1T0">
        <office:forms form:automatic-focus="false" form:apply-design-mode="false"/>
        <draw:frame presentation:style-name="pr8" draw:text-style-name="P4" draw:layer="layout" svg:width="25.506cm" svg:height="3.507cm" svg:x="1.861cm" svg:y="0.643cm" presentation:class="title" presentation:user-transformed="true">
          <draw:text-box>
            <text:p text:style-name="P4">Cel na dziś</text:p>
          </draw:text-box>
        </draw:frame>
        <draw:g>
          <draw:frame presentation:style-name="pr11" draw:text-style-name="P10" draw:layer="layout" svg:width="16.514cm" svg:height="7.665cm" svg:x="6.812cm" svg:y="8.093cm">
            <draw:text-box>
              <text:p text:style-name="P9"><text:span text:style-name="T9">Wprowadzić <text:s/></text:span><text:span text:style-name="T9"><text:line-break/></text:span><text:span text:style-name="T10">kontenery </text:span><text:span text:style-name="T9">do</text:span><text:span text:style-name="T10"> przechowywania obiektów</text:span></text:p>
            </draw:text-box>
          </draw:frame>
          <draw:frame draw:style-name="gr4" draw:text-style-name="P11" draw:layer="layout" svg:width="0.004cm" svg:height="0.954cm" svg:x="15.067cm" svg:y="11.307cm">
            <draw:text-box>
              <text:p/>
            </draw:text-box>
          </draw:frame>
          <draw:polyline draw:style-name="gr5" draw:layer="layout" svg:width="17.135cm" svg:height="0.733cm" svg:x="6.501cm" svg:y="8.584cm" svg:viewBox="0 0 17136 734" draw:points="0,734 0,0 17136,0 17136,672">
            <text:p/>
          </draw:polyline>
          <draw:polyline draw:style-name="gr5" draw:layer="layout" svg:width="17.135cm" svg:height="0.733cm" draw:transform="rotate (3.1415926535892) translate (23.6370000000072cm 15.325cm)" svg:viewBox="0 0 17136 734" draw:points="17136,-29916 17136,-30650 0,-30650 0,-29978">
            <text:p/>
          </draw:polyline>
        </draw:g>
        <draw:frame draw:style-name="gr2" draw:text-style-name="P7" draw:layer="layout" svg:width="1.196cm" svg:height="6.953cm" svg:x="0cm" svg:y="14.046cm">
          <draw:text-box>
            <text:p text:style-name="P4"><text:span text:style-name="T8">C</text:span></text:p>
            <text:p text:style-name="P4"><text:span text:style-name="T8">E</text:span></text:p>
            <text:p text:style-name="P4"><text:span text:style-name="T8">L</text:span></text:p>
            <text:p text:style-name="P4"><text:span text:style-name="T8">E</text:span></text:p>
            <text:p text:style-name="P4"><text:span text:style-name="T8"/></text:p>
            <text:p text:style-name="P4"><text:span text:style-name="T8">W</text:span></text:p>
            <text:p text:style-name="P4"><text:span text:style-name="T8">Y</text:span></text:p>
            <text:p text:style-name="P4"><text:span text:style-name="T8">K</text:span></text:p>
            <text:p text:style-name="P4"><text:span text:style-name="T8">Ł</text:span></text:p>
            <text:p text:style-name="P4"><text:span text:style-name="T8">A</text:span></text:p>
            <text:p text:style-name="P4"><text:span text:style-name="T8">D</text:span></text:p>
            <text:p text:style-name="P4"><text:span text:style-name="T8">U</text:span>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Odświeżenie i przekąski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12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Przykład interfejsu</text:p>
          </draw:text-box>
        </draw:frame>
        <draw:frame presentation:style-name="pr14" draw:text-style-name="P14" draw:layer="layout" svg:width="17.426cm" svg:height="8.955cm" svg:x="5.872cm" svg:y="7.912cm" presentation:class="outline" presentation:user-transformed="true">
          <draw:text-box>
            <text:p text:style-name="P5"><text:span text:style-name="T11">interface IZwierzę{</text:span></text:p>
            <text:p text:style-name="P13"><text:span text:style-name="T12"><text:s text:c="3"/></text:span><text:span text:style-name="T12">int zwróćWagę();</text:span></text:p>
            <text:p text:style-name="P13"><text:span text:style-name="T12"><text:s text:c="3"/></text:span><text:span text:style-name="T12">String zwróćNazwę();</text:span></text:p>
            <text:p text:style-name="P13"><text:span text:style-name="T12"><text:s text:c="3"/></text:span><text:span text:style-name="T12">void wydajGłos();</text:span></text:p>
            <text:p text:style-name="P13"><text:span text:style-name="T12"><text:s text:c="3"/></text:span><text:span text:style-name="T12">void jedz();</text:span></text:p>
            <text:p text:style-name="P13"><text:span text:style-name="T12"><text:s text:c="3"/></text:span><text:span text:style-name="T12">void jedz(int ilość);</text:span></text:p>
            <text:p text:style-name="P5"><text:span text:style-name="T11">}</text:span></text:p>
          </draw:text-box>
        </draw:frame>
        <draw:frame draw:style-name="gr7" draw:text-style-name="P7" draw:layer="layout" svg:width="1.196cm" svg:height="6.943cm" svg:x="0cm" svg:y="14.056cm">
          <draw:text-box>
            <text:p text:style-name="P4"><text:span text:style-name="T8">O</text:span></text:p>
            <text:p text:style-name="P4"><text:span text:style-name="T8">D</text:span></text:p>
            <text:p text:style-name="P4"><text:span text:style-name="T8">Ś</text:span></text:p>
            <text:p text:style-name="P4"><text:span text:style-name="T8">W</text:span></text:p>
            <text:p text:style-name="P4"><text:span text:style-name="T8">I</text:span></text:p>
            <text:p text:style-name="P4"><text:span text:style-name="T8">Ż</text:span></text:p>
            <text:p text:style-name="P4"><text:span text:style-name="T8">E</text:span></text:p>
            <text:p text:style-name="P4"><text:span text:style-name="T8">N</text:span></text:p>
            <text:p text:style-name="P4"><text:span text:style-name="T8">I</text:span></text:p>
            <text:p text:style-name="P4"><text:span text:style-name="T8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7" presentation:class="page"/>
          <draw:frame presentation:style-name="pr1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rmal1" presentation:presentation-page-layout-name="AL2T1">
        <office:forms form:automatic-focus="false" form:apply-design-mode="false"/>
        <draw:frame presentation:style-name="pr16" draw:text-style-name="P4" draw:layer="layout" svg:width="26.825cm" svg:height="3.526cm" svg:x="1.174cm" svg:y="0.634cm" presentation:class="title" presentation:user-transformed="true">
          <draw:text-box>
            <text:p text:style-name="P4">Przykład klasy</text:p>
          </draw:text-box>
        </draw:frame>
        <draw:frame presentation:style-name="pr17" draw:text-style-name="P14" draw:layer="layout" svg:width="23.438cm" svg:height="13.019cm" svg:x="2.868cm" svg:y="5.682cm" presentation:class="outline" presentation:user-transformed="true">
          <draw:text-box>
            <text:p text:style-name="P5"><text:span text:style-name="T11">class Kot implements IZwierzę{</text:span></text:p>
            <text:p text:style-name="P15"><text:span text:style-name="T11"><text:s text:c="5"/></text:span><text:span text:style-name="T11">int _waga;</text:span></text:p>
            <text:p text:style-name="P5"><text:span text:style-name="T11"><text:s text:c="5"/></text:span><text:span text:style-name="T11">String _nazwa;</text:span></text:p>
            <text:p text:style-name="P13"><text:span text:style-name="T12"><text:s text:c="3"/></text:span><text:span text:style-name="T12">Kot(int waga, String nazwa){</text:span></text:p>
            <text:p text:style-name="P13"><text:span text:style-name="T12"><text:s text:c="6"/></text:span><text:span text:style-name="T12">_waga = waga;</text:span></text:p>
            <text:p text:style-name="P13"><text:span text:style-name="T12"><text:s text:c="6"/></text:span><text:span text:style-name="T12">_nazwa = nazwa;</text:span></text:p>
            <text:p text:style-name="P13"><text:span text:style-name="T12"><text:s text:c="3"/></text:span><text:span text:style-name="T12">}</text:span></text:p>
            <text:p text:style-name="P13"><text:span text:style-name="T13"><text:s text:c="3"/></text:span><text:span text:style-name="T13">...</text:span></text:p>
            <text:p text:style-name="P5"><text:span text:style-name="T11">}</text:span></text:p>
            <text:p text:style-name="P16"><text:span text:style-name="T14">Kot mójKot = new Kot(1200, “Felix”);</text:span></text:p>
          </draw:text-box>
        </draw:frame>
        <draw:frame draw:style-name="gr7" draw:text-style-name="P7" draw:layer="layout" svg:width="1.196cm" svg:height="6.943cm" svg:x="0cm" svg:y="14.056cm">
          <draw:text-box>
            <text:p text:style-name="P4"><text:span text:style-name="T8">O</text:span></text:p>
            <text:p text:style-name="P4"><text:span text:style-name="T8">D</text:span></text:p>
            <text:p text:style-name="P4"><text:span text:style-name="T8">Ś</text:span></text:p>
            <text:p text:style-name="P4"><text:span text:style-name="T8">W</text:span></text:p>
            <text:p text:style-name="P4"><text:span text:style-name="T8">I</text:span></text:p>
            <text:p text:style-name="P4"><text:span text:style-name="T8">Ż</text:span></text:p>
            <text:p text:style-name="P4"><text:span text:style-name="T8">E</text:span></text:p>
            <text:p text:style-name="P4"><text:span text:style-name="T8">N</text:span></text:p>
            <text:p text:style-name="P4"><text:span text:style-name="T8">I</text:span></text:p>
            <text:p text:style-name="P4"><text:span text:style-name="T8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5.506cm" svg:height="3.507cm" svg:x="1.861cm" svg:y="0.643cm" presentation:class="title" presentation:user-transformed="true">
          <draw:text-box>
            <text:p text:style-name="P4">Przykład klasy</text:p>
          </draw:text-box>
        </draw:frame>
        <draw:frame presentation:style-name="pr18" draw:text-style-name="P14" draw:layer="layout" svg:width="19.882cm" svg:height="14.111cm" svg:x="5.433cm" svg:y="5.554cm" presentation:class="outline" presentation:user-transformed="true">
          <draw:text-box>
            <text:p text:style-name="P5"><text:span text:style-name="T11">class Kot implements IZwierzę{</text:span></text:p>
            <text:p text:style-name="P15"><text:span text:style-name="T11"><text:s text:c="5"/></text:span><text:span text:style-name="T11">int _waga;</text:span></text:p>
            <text:p text:style-name="P5"><text:span text:style-name="T11"><text:s text:c="5"/></text:span><text:span text:style-name="T11">String _nazwa;</text:span></text:p>
            <text:p text:style-name="P13"><text:span text:style-name="T12"><text:s text:c="3"/></text:span><text:span text:style-name="T12">int zwróćWagę(){</text:span></text:p>
            <text:p text:style-name="P13"><text:span text:style-name="T12"><text:s text:c="6"/></text:span><text:span text:style-name="T12">return _waga;</text:span></text:p>
            <text:p text:style-name="P13"><text:span text:style-name="T12"><text:s text:c="3"/></text:span><text:span text:style-name="T12">}</text:span></text:p>
            <text:p text:style-name="P13"><text:span text:style-name="T12"><text:s text:c="3"/></text:span><text:span text:style-name="T12">String zwróćNazwę(){</text:span></text:p>
            <text:p text:style-name="P13"><text:span text:style-name="T12"><text:s text:c="6"/></text:span><text:span text:style-name="T12">return _nazwa;</text:span></text:p>
            <text:p text:style-name="P13"><text:span text:style-name="T12"><text:s text:c="3"/></text:span><text:span text:style-name="T12">}</text:span></text:p>
            <text:p text:style-name="P13"><text:span text:style-name="T12"><text:s text:c="3"/></text:span><text:span text:style-name="T12">...</text:span></text:p>
            <text:p text:style-name="P5"><text:span text:style-name="T11">}</text:span></text:p>
          </draw:text-box>
        </draw:frame>
        <draw:frame draw:style-name="gr7" draw:text-style-name="P7" draw:layer="layout" svg:width="1.196cm" svg:height="6.943cm" svg:x="0cm" svg:y="14.056cm">
          <draw:text-box>
            <text:p text:style-name="P4"><text:span text:style-name="T8">O</text:span></text:p>
            <text:p text:style-name="P4"><text:span text:style-name="T8">D</text:span></text:p>
            <text:p text:style-name="P4"><text:span text:style-name="T8">Ś</text:span></text:p>
            <text:p text:style-name="P4"><text:span text:style-name="T8">W</text:span></text:p>
            <text:p text:style-name="P4"><text:span text:style-name="T8">I</text:span></text:p>
            <text:p text:style-name="P4"><text:span text:style-name="T8">Ż</text:span></text:p>
            <text:p text:style-name="P4"><text:span text:style-name="T8">E</text:span></text:p>
            <text:p text:style-name="P4"><text:span text:style-name="T8">N</text:span></text:p>
            <text:p text:style-name="P4"><text:span text:style-name="T8">I</text:span></text:p>
            <text:p text:style-name="P4"><text:span text:style-name="T8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1cm" svg:height="3.507cm" svg:x="1.198cm" svg:y="0.643cm" presentation:class="title" presentation:user-transformed="true">
          <draw:text-box>
            <text:p text:style-name="P4">Przykład klasy</text:p>
          </draw:text-box>
        </draw:frame>
        <draw:frame presentation:style-name="pr19" draw:text-style-name="P19" draw:layer="layout" svg:width="25.385cm" svg:height="12.191cm" svg:x="1.907cm" svg:y="5.954cm" presentation:class="outline" presentation:user-transformed="true">
          <draw:text-box>
            <text:p text:style-name="P15"><text:span text:style-name="T15">class Kot implements IZwierzę{</text:span></text:p>
            <text:p text:style-name="P15"><text:span text:style-name="T15"><text:s text:c="5"/></text:span><text:span text:style-name="T15">...</text:span></text:p>
            <text:p text:style-name="P15"><text:span text:style-name="T15"><text:s text:c="5"/></text:span><text:span text:style-name="T15">void wydajGłos(){</text:span></text:p>
            <text:p text:style-name="P15"><text:span text:style-name="T15"><text:s text:c="8"/></text:span><text:span text:style-name="T15">System.out.println(“Miau”);</text:span></text:p>
            <text:p text:style-name="P15"><text:span text:style-name="T15"><text:s text:c="5"/></text:span><text:span text:style-name="T15">}</text:span></text:p>
            <text:p text:style-name="P15"><text:span text:style-name="T15"><text:s text:c="5"/></text:span><text:span text:style-name="T15">void jedz(){</text:span></text:p>
            <text:p text:style-name="P17"><text:span text:style-name="T16"><text:s text:c="6"/></text:span><text:span text:style-name="T16">_waga += 200;</text:span></text:p>
            <text:p text:style-name="P17"><text:span text:style-name="T16"><text:s text:c="3"/></text:span><text:span text:style-name="T16">}</text:span></text:p>
            <text:p text:style-name="P17"><text:span text:style-name="T16"><text:s text:c="3"/></text:span><text:span text:style-name="T16">void jedz(int ilość){</text:span></text:p>
            <text:p text:style-name="P17"><text:span text:style-name="T16"><text:s text:c="6"/></text:span><text:span text:style-name="T16">_waga += ilość;</text:span></text:p>
            <text:p text:style-name="P18"><text:span text:style-name="T16">}</text:span></text:p>
            <text:p text:style-name="P5"><text:span text:style-name="T15">}</text:span></text:p>
            <text:p text:style-name="P16"><text:span text:style-name="T17">System.out.prinln(mójKot.zwróćNazwę()+ ” mówił:“);</text:span></text:p>
            <text:p text:style-name="P15"><text:span text:style-name="T17">mójKot.wydajGłos());</text:span></text:p>
          </draw:text-box>
        </draw:frame>
        <draw:frame draw:style-name="gr7" draw:text-style-name="P7" draw:layer="layout" svg:width="1.196cm" svg:height="6.943cm" svg:x="0cm" svg:y="14.056cm">
          <draw:text-box>
            <text:p text:style-name="P4"><text:span text:style-name="T8">O</text:span></text:p>
            <text:p text:style-name="P4"><text:span text:style-name="T8">D</text:span></text:p>
            <text:p text:style-name="P4"><text:span text:style-name="T8">Ś</text:span></text:p>
            <text:p text:style-name="P4"><text:span text:style-name="T8">W</text:span></text:p>
            <text:p text:style-name="P4"><text:span text:style-name="T8">I</text:span></text:p>
            <text:p text:style-name="P4"><text:span text:style-name="T8">Ż</text:span></text:p>
            <text:p text:style-name="P4"><text:span text:style-name="T8">E</text:span></text:p>
            <text:p text:style-name="P4"><text:span text:style-name="T8">N</text:span></text:p>
            <text:p text:style-name="P4"><text:span text:style-name="T8">I</text:span></text:p>
            <text:p text:style-name="P4"><text:span text:style-name="T8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Overriding methods in Java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801cm" svg:height="3.507cm" svg:x="1.198cm" svg:y="0.643cm" presentation:class="title" presentation:user-transformed="true">
          <draw:text-box>
            <text:p text:style-name="P4">Nadpisanie metody w Javie</text:p>
          </draw:text-box>
        </draw:frame>
        <draw:frame presentation:style-name="pr20" draw:text-style-name="P22" draw:layer="layout" svg:width="20.982cm" svg:height="14.992cm" svg:x="4.108cm" svg:y="5.471cm" presentation:class="outline" presentation:user-transformed="true">
          <draw:text-box>
            <text:p text:style-name="P15"><text:span text:style-name="T18">class Kot {</text:span></text:p>
            <text:p text:style-name="P17"><text:span text:style-name="T19">void jedz(){</text:span></text:p>
            <text:p text:style-name="P20"><text:span text:style-name="T20">_waga +=200;</text:span></text:p>
            <text:p text:style-name="P21"><text:span text:style-name="T19">}</text:span></text:p>
            <text:p text:style-name="P5"><text:span text:style-name="T18">}</text:span></text:p>
            <text:p text:style-name="P15"><text:span text:style-name="T18">class KotPerski extends Kot {</text:span></text:p>
            <text:p text:style-name="P21"><text:span text:style-name="T19">boolean _czyŚpi = false;</text:span></text:p>
            <text:p text:style-name="P17"><text:span text:style-name="T19">void jedz(){</text:span></text:p>
            <text:p text:style-name="P17"><text:span text:style-name="T19"><text:s text:c="5"/></text:span><text:span text:style-name="T21">super</text:span><text:span text:style-name="T19">.jedz();</text:span></text:p>
            <text:p text:style-name="P20"><text:span text:style-name="T20">zróbSiestę();</text:span></text:p>
            <text:p text:style-name="P21"><text:span text:style-name="T19">}</text:span></text:p>
            <text:p text:style-name="P21"><text:span text:style-name="T19">void zróbSiestę(){ _czyŚpi = true;}</text:span></text:p>
            <text:p text:style-name="P5"><text:span text:style-name="T18">}</text:span></text:p>
          </draw:text-box>
        </draw:frame>
        <draw:frame draw:style-name="gr7" draw:text-style-name="P7" draw:layer="layout" svg:width="1.196cm" svg:height="6.943cm" svg:x="0cm" svg:y="14.057cm">
          <draw:text-box>
            <text:p text:style-name="P4"><text:span text:style-name="T8">O</text:span></text:p>
            <text:p text:style-name="P4"><text:span text:style-name="T8">D</text:span></text:p>
            <text:p text:style-name="P4"><text:span text:style-name="T8">Ś</text:span></text:p>
            <text:p text:style-name="P4"><text:span text:style-name="T8">W</text:span></text:p>
            <text:p text:style-name="P4"><text:span text:style-name="T8">I</text:span></text:p>
            <text:p text:style-name="P4"><text:span text:style-name="T8">Ż</text:span></text:p>
            <text:p text:style-name="P4"><text:span text:style-name="T8">E</text:span></text:p>
            <text:p text:style-name="P4"><text:span text:style-name="T8">N</text:span></text:p>
            <text:p text:style-name="P4"><text:span text:style-name="T8">I</text:span></text:p>
            <text:p text:style-name="P4"><text:span text:style-name="T8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ystem.out.println" draw:style-name="dp1" draw:master-page-name="Normal1" presentation:presentation-page-layout-name="AL2T1">
        <office:forms form:automatic-focus="false" form:apply-design-mode="false"/>
        <draw:frame presentation:style-name="pr21" draw:text-style-name="P23" draw:layer="layout" svg:width="16.962cm" svg:height="11.534cm" svg:x="6.117cm" svg:y="6.612cm" presentation:class="outline" presentation:user-transformed="true">
          <draw:text-box>
            <text:list text:style-name="L3">
              <text:list-item>
                <text:p text:id="id21" text:style-name="P4">W pakiecie <text:span text:style-name="T22">java.lang</text:span></text:p>
              </text:list-item>
              <text:list-item>
                <text:p text:id="id22" text:style-name="P4"><text:span text:style-name="T23">System</text:span> : klasa</text:p>
              </text:list-item>
              <text:list-item>
                <text:p text:id="id23" text:style-name="P4"><text:span text:style-name="T22">out</text:span> : atrybut klasy <text:span text:style-name="T22">System</text:span></text:p>
              </text:list-item>
              <text:list-item>
                <text:p text:id="id24" text:style-name="P4"><text:span text:style-name="T23">System.out</text:span> : instancja <text:line-break/>klasy <text:span text:style-name="T23">java.io.PrintStream</text:span></text:p>
              </text:list-item>
              <text:list-item>
                <text:p text:id="id25" text:style-name="P4"><text:span text:style-name="T23">println()</text:span> : metoda<text:line-break/>klasy <text:span text:style-name="T23">java.io.PrintStream</text:span></text:p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System.out.println() </text:p>
          </draw:text-box>
        </draw:frame>
        <draw:frame draw:style-name="gr7" draw:text-style-name="P7" draw:layer="layout" svg:width="1.196cm" svg:height="6.943cm" svg:x="0cm" svg:y="14.057cm">
          <draw:text-box>
            <text:p text:style-name="P4"><text:span text:style-name="T8">O</text:span></text:p>
            <text:p text:style-name="P4"><text:span text:style-name="T8">D</text:span></text:p>
            <text:p text:style-name="P4"><text:span text:style-name="T8">Ś</text:span></text:p>
            <text:p text:style-name="P4"><text:span text:style-name="T8">W</text:span></text:p>
            <text:p text:style-name="P4"><text:span text:style-name="T8">I</text:span></text:p>
            <text:p text:style-name="P4"><text:span text:style-name="T8">Ż</text:span></text:p>
            <text:p text:style-name="P4"><text:span text:style-name="T8">E</text:span></text:p>
            <text:p text:style-name="P4"><text:span text:style-name="T8">N</text:span></text:p>
            <text:p text:style-name="P4"><text:span text:style-name="T8">I</text:span></text:p>
            <text:p text:style-name="P4"><text:span text:style-name="T8">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API Specifications" draw:style-name="dp1" draw:master-page-name="Normal1" presentation:presentation-page-layout-name="AL2T1">
        <office:forms form:automatic-focus="false" form:apply-design-mode="false"/>
        <draw:frame presentation:style-name="pr22" draw:text-style-name="P25" draw:layer="layout" svg:width="8.506cm" svg:height="10.357cm" svg:x="10.345cm" svg:y="7.131cm" presentation:class="outline" presentation:user-transformed="true">
          <draw:text-box>
            <text:list text:style-name="L3">
              <text:list-item>
                <text:p text:style-name="P24">Dokumentacja</text:p>
                <text:list>
                  <text:list-item>
                    <text:p text:style-name="P4">Pakietów</text:p>
                  </text:list-item>
                  <text:list-item>
                    <text:p text:style-name="P4">Interfejsów</text:p>
                  </text:list-item>
                  <text:list-item>
                    <text:p text:style-name="P4">Klas</text:p>
                  </text:list-item>
                  <text:list-item>
                    <text:p text:style-name="P4">Dziedziczenia</text:p>
                  </text:list-item>
                  <text:list-item>
                    <text:p text:style-name="P4">Atrybutów</text:p>
                  </text:list-item>
                  <text:list-item>
                    <text:p text:style-name="P4">Metod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The API Specification</text:p>
          </draw:text-box>
        </draw:frame>
        <draw:frame draw:style-name="gr7" draw:text-style-name="P7" draw:layer="layout" svg:width="1.196cm" svg:height="6.943cm" svg:x="0cm" svg:y="14.057cm">
          <draw:text-box>
            <text:p text:style-name="P4"><text:span text:style-name="T8">O</text:span></text:p>
            <text:p text:style-name="P4"><text:span text:style-name="T8">D</text:span></text:p>
            <text:p text:style-name="P4"><text:span text:style-name="T8">Ś</text:span></text:p>
            <text:p text:style-name="P4"><text:span text:style-name="T8">W</text:span></text:p>
            <text:p text:style-name="P4"><text:span text:style-name="T8">I</text:span></text:p>
            <text:p text:style-name="P4"><text:span text:style-name="T8">Ż</text:span></text:p>
            <text:p text:style-name="P4"><text:span text:style-name="T8">E</text:span></text:p>
            <text:p text:style-name="P4"><text:span text:style-name="T8">N</text:span></text:p>
            <text:p text:style-name="P4"><text:span text:style-name="T8">I</text:span></text:p>
            <text:p text:style-name="P4"><text:span text:style-name="T8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array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Tablice</text:p>
          </draw:text-box>
        </draw:frame>
        <presentation:notes draw:style-name="dp2">
          <draw:page-thumbnail draw:style-name="gr6" draw:layer="layout" svg:width="12.7cm" svg:height="9.525cm" svg:x="4.175cm" svg:y="3.005cm" draw:page-number="14" presentation:class="page"/>
          <draw:frame presentation:style-name="pr2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tring[] args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/>
            <text:p text:style-name="P4">T</text:p>
            <text:p text:style-name="P4">A</text:p>
            <text:p text:style-name="P4">B</text:p>
            <text:p text:style-name="P4">L</text:p>
            <text:p text:style-name="P4">I</text:p>
            <text:p text:style-name="P4">C</text:p>
            <text:p text:style-name="P4">E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String[] args</text:p>
          </draw:text-box>
        </draw:frame>
        <draw:frame presentation:style-name="pr24" draw:text-style-name="P29" draw:layer="layout" svg:width="25.208cm" svg:height="13.564cm" svg:x="2.095cm" svg:y="5.612cm" presentation:class="outline" presentation:user-transformed="true">
          <draw:text-box>
            <text:list text:style-name="L3">
              <text:list-item>
                <text:p text:style-name="P26"><text:span text:style-name="T18">public class Kot{</text:span></text:p>
              </text:list-item>
            </text:list>
            <text:p text:style-name="P15"><text:span text:style-name="T18"><text:s text:c="5"/></text:span><text:span text:style-name="T18">public static void main(String[] args){...}</text:span></text:p>
            <text:p text:style-name="P5"><text:span text:style-name="T18"><text:s text:c="3"/></text:span><text:span text:style-name="T18">}</text:span></text:p>
            <text:list text:continue-numbering="true" text:style-name="L3">
              <text:list-item>
                <text:p text:style-name="P4">Uruchomiona przez <text:span text:style-name="T11">java Kot</text:span></text:p>
              </text:list-item>
              <text:list-item>
                <text:p text:style-name="P4">Argumenty</text:p>
                <text:list>
                  <text:list-item>
                    <text:p text:style-name="P27"><text:span text:style-name="T18">String[] args</text:span></text:p>
                  </text:list-item>
                  <text:list-item>
                    <text:p text:style-name="P27"><text:span text:style-name="T2">Liczba argumentów:</text:span><text:span text:style-name="T18"> args.length</text:span></text:p>
                  </text:list-item>
                </text:list>
              </text:list-item>
              <text:list-item>
                <text:p text:style-name="P4"><text:span text:style-name="T3">Przykład</text:span></text:p>
                <text:list>
                  <text:list-item>
                    <text:p text:style-name="P28"><text:span text:style-name="T18">java Kot “Felix” “1200”</text:span></text:p>
                  </text:list-item>
                  <text:list-item>
                    <text:p text:style-name="P28"><text:span text:style-name="T18">args[0] = “Felix”, args[1] = “1200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ray at a Glance" draw:style-name="dp1" draw:master-page-name="Normal1" presentation:presentation-page-layout-name="AL2T1">
        <office:forms form:automatic-focus="false" form:apply-design-mode="false"/>
        <draw:g>
          <draw:rect draw:style-name="gr8" draw:layer="layout" svg:width="0.983cm" svg:height="0.983cm" svg:x="8.34cm" svg:y="11.588cm">
            <text:p/>
          </draw:rect>
          <draw:rect draw:style-name="gr8" draw:layer="layout" svg:width="0.983cm" svg:height="0.983cm" svg:x="9.341cm" svg:y="11.588cm">
            <text:p/>
          </draw:rect>
          <draw:rect draw:style-name="gr8" draw:layer="layout" svg:width="0.983cm" svg:height="0.983cm" svg:x="10.342cm" svg:y="11.588cm">
            <text:p/>
          </draw:rect>
          <draw:rect draw:style-name="gr8" draw:layer="layout" svg:width="0.983cm" svg:height="0.983cm" svg:x="11.343cm" svg:y="11.588cm">
            <text:p/>
          </draw:rect>
          <draw:rect draw:style-name="gr8" draw:layer="layout" svg:width="0.983cm" svg:height="0.983cm" svg:x="12.344cm" svg:y="11.588cm">
            <text:p/>
          </draw:rect>
          <draw:rect draw:style-name="gr8" draw:layer="layout" svg:width="0.983cm" svg:height="0.983cm" svg:x="13.345cm" svg:y="11.588cm">
            <text:p/>
          </draw:rect>
          <draw:rect draw:style-name="gr8" draw:layer="layout" svg:width="0.983cm" svg:height="0.983cm" svg:x="14.346cm" svg:y="11.588cm">
            <text:p/>
          </draw:rect>
          <draw:rect draw:style-name="gr8" draw:layer="layout" svg:width="0.983cm" svg:height="0.983cm" svg:x="15.347cm" svg:y="11.588cm">
            <text:p/>
          </draw:rect>
          <draw:rect draw:style-name="gr8" draw:layer="layout" svg:width="0.983cm" svg:height="0.983cm" svg:x="16.348cm" svg:y="11.588cm">
            <text:p/>
          </draw:rect>
          <draw:rect draw:style-name="gr8" draw:layer="layout" svg:width="0.983cm" svg:height="0.983cm" svg:x="17.349cm" svg:y="11.588cm">
            <text:p/>
          </draw:rect>
        </draw:g>
        <draw:frame draw:style-name="gr9" draw:text-style-name="P30" draw:layer="layout" svg:width="1.001cm" svg:height="0.886cm" svg:x="8.34cm" svg:y="10.481cm">
          <draw:text-box>
            <text:p text:style-name="P4"><text:span text:style-name="T24">0</text:span></text:p>
          </draw:text-box>
        </draw:frame>
        <draw:frame draw:style-name="gr9" draw:text-style-name="P30" draw:layer="layout" svg:width="1.001cm" svg:height="0.886cm" svg:x="9.341cm" svg:y="10.482cm">
          <draw:text-box>
            <text:p text:style-name="P4"><text:span text:style-name="T24">1</text:span></text:p>
          </draw:text-box>
        </draw:frame>
        <draw:frame draw:style-name="gr9" draw:text-style-name="P30" draw:layer="layout" svg:width="1.001cm" svg:height="0.886cm" svg:x="10.341cm" svg:y="10.482cm">
          <draw:text-box>
            <text:p text:style-name="P4"><text:span text:style-name="T24">2</text:span></text:p>
          </draw:text-box>
        </draw:frame>
        <draw:frame draw:style-name="gr9" draw:text-style-name="P30" draw:layer="layout" svg:width="1.001cm" svg:height="0.886cm" svg:x="11.341cm" svg:y="10.482cm">
          <draw:text-box>
            <text:p text:style-name="P4"><text:span text:style-name="T24">3</text:span></text:p>
          </draw:text-box>
        </draw:frame>
        <draw:frame draw:style-name="gr9" draw:text-style-name="P30" draw:layer="layout" svg:width="1.001cm" svg:height="0.886cm" svg:x="12.341cm" svg:y="10.482cm">
          <draw:text-box>
            <text:p text:style-name="P4"><text:span text:style-name="T24">4</text:span></text:p>
          </draw:text-box>
        </draw:frame>
        <draw:frame draw:style-name="gr9" draw:text-style-name="P30" draw:layer="layout" svg:width="1.001cm" svg:height="0.886cm" svg:x="13.341cm" svg:y="10.482cm">
          <draw:text-box>
            <text:p text:style-name="P4"><text:span text:style-name="T24">5</text:span></text:p>
          </draw:text-box>
        </draw:frame>
        <draw:frame draw:style-name="gr9" draw:text-style-name="P30" draw:layer="layout" svg:width="1.001cm" svg:height="0.886cm" svg:x="14.341cm" svg:y="10.482cm">
          <draw:text-box>
            <text:p text:style-name="P4"><text:span text:style-name="T24">6</text:span></text:p>
          </draw:text-box>
        </draw:frame>
        <draw:frame draw:style-name="gr9" draw:text-style-name="P30" draw:layer="layout" svg:width="1.001cm" svg:height="0.886cm" svg:x="15.341cm" svg:y="10.482cm">
          <draw:text-box>
            <text:p text:style-name="P4"><text:span text:style-name="T24">7</text:span></text:p>
          </draw:text-box>
        </draw:frame>
        <draw:frame draw:style-name="gr9" draw:text-style-name="P30" draw:layer="layout" svg:width="1.001cm" svg:height="0.886cm" svg:x="16.341cm" svg:y="10.482cm">
          <draw:text-box>
            <text:p text:style-name="P4"><text:span text:style-name="T24">8</text:span></text:p>
          </draw:text-box>
        </draw:frame>
        <draw:frame draw:style-name="gr9" draw:text-style-name="P30" draw:layer="layout" svg:width="1.001cm" svg:height="0.886cm" svg:x="17.341cm" svg:y="10.482cm">
          <draw:text-box>
            <text:p text:style-name="P4"><text:span text:style-name="T24">9</text:span></text:p>
          </draw:text-box>
        </draw:frame>
        <draw:rect draw:style-name="gr10" draw:text-style-name="P31" draw:id="id28" draw:layer="layout" svg:width="0.492cm" svg:height="0.492cm" svg:x="16.589cm" svg:y="11.859cm">
          <text:p text:style-name="P4"/>
        </draw:rect>
        <draw:g draw:id="id27">
          <draw:circle draw:style-name="gr11" draw:layer="layout" svg:width="1.09cm" svg:height="1.09cm" svg:x="8.272cm" svg:y="10.363cm">
            <text:p/>
          </draw:circle>
          <draw:frame draw:style-name="gr12" draw:text-style-name="P32" draw:layer="layout" svg:width="4.723cm" svg:height="1.931cm" svg:x="1.364cm" svg:y="9.871cm">
            <draw:text-box>
              <text:p text:style-name="P4"><text:span text:style-name="T25">Pierwsza</text:span><text:span text:style-name="T25"><text:line-break/></text:span><text:span text:style-name="T25">pozycja</text:span></text:p>
            </draw:text-box>
          </draw:frame>
          <draw:line draw:style-name="gr13" draw:text-style-name="P31" draw:layer="layout" svg:x1="5.999cm" svg:y1="10.882cm" svg:x2="8.414cm" svg:y2="10.882cm">
            <text:p/>
          </draw:line>
        </draw:g>
        <draw:polyline draw:style-name="gr14" draw:text-style-name="P33" draw:id="id26" draw:layer="layout" svg:width="10.026cm" svg:height="0cm" svg:x="8.336cm" svg:y="13.249cm" svg:viewBox="0 0 10027 0" draw:points="0,0 10027,0">
          <text:p text:style-name="P4"><text:span text:style-name="T26"/></text:p>
          <text:p text:style-name="P4"><text:span text:style-name="T25">10 elementów</text:span></text:p>
        </draw:polyline>
        <draw:g draw:id="id29">
          <draw:frame draw:style-name="gr12" draw:text-style-name="P32" draw:layer="layout" svg:width="7.97cm" svg:height="1.931cm" svg:x="19.948cm" svg:y="11.072cm">
            <draw:text-box>
              <text:p text:style-name="P4"><text:span text:style-name="T25">Element</text:span><text:span text:style-name="T25"><text:line-break/></text:span><text:span text:style-name="T25">na pozycji 8</text:span></text:p>
            </draw:text-box>
          </draw:frame>
          <draw:line draw:style-name="gr13" draw:text-style-name="P31" draw:layer="layout" svg:x1="20.105cm" svg:y1="12.082cm" svg:x2="17.099cm" svg:y2="12.082cm">
            <text:p/>
          </draw: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Tablica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T</text:p>
            <text:p text:style-name="P4">A</text:p>
            <text:p text:style-name="P4">B</text:p>
            <text:p text:style-name="P4">L</text:p>
            <text:p text:style-name="P4">I</text:p>
            <text:p text:style-name="P4">C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6" smil:attributeName="visibility" smil:to="visible"/>
                  <anim:transitionFilter smil:dur="1s" smil:targetElement="id2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7" smil:attributeName="visibility" smil:to="visible"/>
                  <anim:transitionFilter smil:dur="1s" smil:targetElement="id2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8" smil:attributeName="visibility" smil:to="visible"/>
                  <anim:transitionFilter smil:dur="1s" smil:targetElement="id2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29" smil:attributeName="visibility" smil:to="visible"/>
                  <anim:transitionFilter smil:dur="1s" smil:targetElement="id29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rays in Java" draw:style-name="dp1" draw:master-page-name="Normal1" presentation:presentation-page-layout-name="AL2T1">
        <office:forms form:automatic-focus="false" form:apply-design-mode="false"/>
        <draw:g>
          <draw:rect draw:style-name="gr8" draw:layer="layout" svg:width="0.983cm" svg:height="0.983cm" svg:x="8.34cm" svg:y="11.588cm">
            <text:p/>
          </draw:rect>
          <draw:rect draw:style-name="gr8" draw:layer="layout" svg:width="0.983cm" svg:height="0.983cm" svg:x="9.341cm" svg:y="11.588cm">
            <text:p/>
          </draw:rect>
          <draw:rect draw:style-name="gr8" draw:layer="layout" svg:width="0.983cm" svg:height="0.983cm" svg:x="10.342cm" svg:y="11.588cm">
            <text:p/>
          </draw:rect>
          <draw:rect draw:style-name="gr8" draw:layer="layout" svg:width="0.983cm" svg:height="0.983cm" svg:x="11.343cm" svg:y="11.588cm">
            <text:p/>
          </draw:rect>
          <draw:rect draw:style-name="gr8" draw:layer="layout" svg:width="0.983cm" svg:height="0.983cm" svg:x="12.344cm" svg:y="11.588cm">
            <text:p/>
          </draw:rect>
          <draw:rect draw:style-name="gr8" draw:layer="layout" svg:width="0.983cm" svg:height="0.983cm" svg:x="13.345cm" svg:y="11.588cm">
            <text:p/>
          </draw:rect>
          <draw:rect draw:style-name="gr8" draw:layer="layout" svg:width="0.983cm" svg:height="0.983cm" svg:x="14.346cm" svg:y="11.588cm">
            <text:p/>
          </draw:rect>
          <draw:rect draw:style-name="gr8" draw:layer="layout" svg:width="0.983cm" svg:height="0.983cm" svg:x="15.347cm" svg:y="11.588cm">
            <text:p/>
          </draw:rect>
          <draw:rect draw:style-name="gr8" draw:layer="layout" svg:width="0.983cm" svg:height="0.983cm" svg:x="16.348cm" svg:y="11.588cm">
            <text:p/>
          </draw:rect>
          <draw:rect draw:style-name="gr8" draw:layer="layout" svg:width="0.983cm" svg:height="0.983cm" svg:x="17.349cm" svg:y="11.588cm">
            <text:p/>
          </draw:rect>
        </draw:g>
        <draw:frame draw:style-name="gr9" draw:text-style-name="P30" draw:layer="layout" svg:width="1.001cm" svg:height="0.886cm" svg:x="8.34cm" svg:y="10.481cm">
          <draw:text-box>
            <text:p text:style-name="P4"><text:span text:style-name="T24">0</text:span></text:p>
          </draw:text-box>
        </draw:frame>
        <draw:frame draw:style-name="gr9" draw:text-style-name="P30" draw:layer="layout" svg:width="1.001cm" svg:height="0.886cm" svg:x="9.341cm" svg:y="10.482cm">
          <draw:text-box>
            <text:p text:style-name="P4"><text:span text:style-name="T24">1</text:span></text:p>
          </draw:text-box>
        </draw:frame>
        <draw:frame draw:style-name="gr9" draw:text-style-name="P30" draw:layer="layout" svg:width="1.001cm" svg:height="0.886cm" svg:x="10.341cm" svg:y="10.482cm">
          <draw:text-box>
            <text:p text:style-name="P4"><text:span text:style-name="T24">2</text:span></text:p>
          </draw:text-box>
        </draw:frame>
        <draw:frame draw:style-name="gr9" draw:text-style-name="P30" draw:layer="layout" svg:width="1.001cm" svg:height="0.886cm" svg:x="11.341cm" svg:y="10.482cm">
          <draw:text-box>
            <text:p text:style-name="P4"><text:span text:style-name="T24">3</text:span></text:p>
          </draw:text-box>
        </draw:frame>
        <draw:frame draw:style-name="gr9" draw:text-style-name="P30" draw:layer="layout" svg:width="1.001cm" svg:height="0.886cm" svg:x="12.341cm" svg:y="10.482cm">
          <draw:text-box>
            <text:p text:style-name="P4"><text:span text:style-name="T24">4</text:span></text:p>
          </draw:text-box>
        </draw:frame>
        <draw:frame draw:style-name="gr9" draw:text-style-name="P30" draw:layer="layout" svg:width="1.001cm" svg:height="0.886cm" svg:x="13.341cm" svg:y="10.482cm">
          <draw:text-box>
            <text:p text:style-name="P4"><text:span text:style-name="T24">5</text:span></text:p>
          </draw:text-box>
        </draw:frame>
        <draw:frame draw:style-name="gr9" draw:text-style-name="P30" draw:layer="layout" svg:width="1.001cm" svg:height="0.886cm" svg:x="14.341cm" svg:y="10.482cm">
          <draw:text-box>
            <text:p text:style-name="P4"><text:span text:style-name="T24">6</text:span></text:p>
          </draw:text-box>
        </draw:frame>
        <draw:frame draw:style-name="gr9" draw:text-style-name="P30" draw:layer="layout" svg:width="1.001cm" svg:height="0.886cm" svg:x="15.341cm" svg:y="10.482cm">
          <draw:text-box>
            <text:p text:style-name="P4"><text:span text:style-name="T24">7</text:span></text:p>
          </draw:text-box>
        </draw:frame>
        <draw:frame draw:style-name="gr9" draw:text-style-name="P30" draw:layer="layout" svg:width="1.001cm" svg:height="0.886cm" svg:x="16.341cm" svg:y="10.482cm">
          <draw:text-box>
            <text:p text:style-name="P4"><text:span text:style-name="T24">8</text:span></text:p>
          </draw:text-box>
        </draw:frame>
        <draw:frame draw:style-name="gr9" draw:text-style-name="P30" draw:layer="layout" svg:width="1.001cm" svg:height="0.886cm" svg:x="17.341cm" svg:y="10.482cm">
          <draw:text-box>
            <text:p text:style-name="P4"><text:span text:style-name="T24">9</text:span></text:p>
          </draw:text-box>
        </draw:frame>
        <draw:rect draw:style-name="gr10" draw:text-style-name="P31" draw:id="id31" draw:layer="layout" svg:width="0.492cm" svg:height="0.492cm" svg:x="16.589cm" svg:y="11.859cm">
          <text:p text:style-name="P4"/>
        </draw:rect>
        <draw:polyline draw:style-name="gr14" draw:text-style-name="P33" draw:id="id30" draw:layer="layout" svg:width="10.026cm" svg:height="0cm" svg:x="8.336cm" svg:y="13.249cm" svg:viewBox="0 0 10027 0" draw:points="0,0 10027,0">
          <text:p text:style-name="P4"><text:span text:style-name="T26"/></text:p>
          <text:p text:style-name="P4"><text:span text:style-name="T25">tablica</text:span><text:span text:style-name="T27">.length</text:span></text:p>
        </draw:polyline>
        <draw:g draw:id="id32">
          <draw:frame draw:style-name="gr12" draw:text-style-name="P32" draw:layer="layout" svg:width="7.97cm" svg:height="0.966cm" svg:x="19.948cm" svg:y="11.554cm">
            <draw:text-box>
              <text:p text:style-name="P4"><text:span text:style-name="T25">tablica</text:span><text:span text:style-name="T27">[8]</text:span></text:p>
            </draw:text-box>
          </draw:frame>
          <draw:line draw:style-name="gr13" draw:text-style-name="P31" draw:layer="layout" svg:x1="20.105cm" svg:y1="12.082cm" svg:x2="17.099cm" svg:y2="12.082cm">
            <text:p/>
          </draw: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Tablice w Javie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T</text:p>
            <text:p text:style-name="P4">A</text:p>
            <text:p text:style-name="P4">B</text:p>
            <text:p text:style-name="P4">L</text:p>
            <text:p text:style-name="P4">I</text:p>
            <text:p text:style-name="P4">C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0" smil:attributeName="visibility" smil:to="visible"/>
                  <anim:transitionFilter smil:dur="1s" smil:targetElement="id3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1" smil:attributeName="visibility" smil:to="visible"/>
                  <anim:transitionFilter smil:dur="1s" smil:targetElement="id3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32" smil:attributeName="visibility" smil:to="visible"/>
                  <anim:transitionFilter smil:dur="1s" smil:targetElement="id3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ting Arrays in Java" draw:style-name="dp1" draw:master-page-name="Normal1" presentation:presentation-page-layout-name="AL2T1">
        <office:forms form:automatic-focus="false" form:apply-design-mode="false"/>
        <draw:frame presentation:style-name="pr25" draw:text-style-name="P25" draw:layer="layout" svg:width="23.414cm" svg:height="14.007cm" svg:x="2.891cm" svg:y="5.612cm" presentation:class="outline" presentation:user-transformed="true">
          <draw:text-box>
            <text:list text:style-name="L3">
              <text:list-item>
                <text:p text:id="id33" text:style-name="P24"><text:span text:style-name="T3">Składnia</text:span></text:p>
                <text:list>
                  <text:list-item>
                    <text:p text:id="id34" text:style-name="P4"><text:span text:style-name="T2">Z późną deklaracją rozmiaru</text:span></text:p>
                    <text:list>
                      <text:list-item>
                        <text:p text:id="id35" text:style-name="P4"><text:span text:style-name="T18">&lt;typ&gt;[] &lt;nazwa&gt;;</text:span></text:p>
                      </text:list-item>
                      <text:list-item>
                        <text:p text:id="id36" text:style-name="P4"><text:span text:style-name="T18">&lt;nazwa&gt; = new &lt;typ&gt;[&lt;rozmiar&gt;];</text:span></text:p>
                      </text:list-item>
                    </text:list>
                  </text:list-item>
                  <text:list-item>
                    <text:p text:id="id37" text:style-name="P4"><text:span text:style-name="T2">„</text:span><text:span text:style-name="T2">Dwa w jednym”</text:span></text:p>
                    <text:list>
                      <text:list-item>
                        <text:p text:id="id38" text:style-name="P4"><text:span text:style-name="T18">&lt;typ&gt;[] &lt;nazwa&gt; = new &lt;typ&gt;[&lt;rozmiar&gt;];</text:span></text:p>
                      </text:list-item>
                    </text:list>
                  </text:list-item>
                </text:list>
              </text:list-item>
              <text:list-item>
                <text:p text:id="id39" text:style-name="P4"><text:span text:style-name="T3">Przykład</text:span></text:p>
                <text:list>
                  <text:list-item>
                    <text:p text:id="id40" text:style-name="P28"><text:span text:style-name="T18">int[] mojeLiczbe;</text:span></text:p>
                  </text:list-item>
                  <text:list-item>
                    <text:p text:id="id41" text:style-name="P28"><text:span text:style-name="T18">mojeLiczbe = new int[3];</text:span></text:p>
                  </text:list-item>
                  <text:list-item>
                    <text:p text:id="id42" text:style-name="P28"><text:span text:style-name="T18">int[] mojeLiczbe = new int[3];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Tworzenie tablic w Javie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T</text:p>
            <text:p text:style-name="P4">A</text:p>
            <text:p text:style-name="P4">B</text:p>
            <text:p text:style-name="P4">L</text:p>
            <text:p text:style-name="P4">I</text:p>
            <text:p text:style-name="P4">C</text:p>
            <text:p text:style-name="P4">E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ccessing Arrays in Java" draw:style-name="dp1" draw:master-page-name="Normal1" presentation:presentation-page-layout-name="AL2T1">
        <office:forms form:automatic-focus="false" form:apply-design-mode="false"/>
        <draw:frame presentation:style-name="pr26" draw:text-style-name="P37" draw:layer="layout" svg:width="18.765cm" svg:height="12.051cm" svg:x="5.216cm" svg:y="6.512cm" presentation:class="outline" presentation:user-transformed="true">
          <draw:text-box>
            <text:list text:style-name="L3">
              <text:list-item>
                <text:p text:id="id43" text:style-name="P34">Składnia</text:p>
                <text:list>
                  <text:list-item>
                    <text:p text:id="id44" text:style-name="P35"><text:span text:style-name="T18">&lt;nazwa&gt;[indeks] = &lt;nowaWartość&gt;;</text:span></text:p>
                  </text:list-item>
                </text:list>
              </text:list-item>
              <text:list-item>
                <text:p text:id="id45" text:style-name="P34">Przykład</text:p>
                <text:list>
                  <text:list-item>
                    <text:p text:id="id46" text:style-name="P36"><text:span text:style-name="T18">mojeLiczbe[2] = 0;</text:span></text:p>
                  </text:list-item>
                </text:list>
              </text:list-item>
              <text:list-item>
                <text:p text:id="id47" text:style-name="P34"><text:span text:style-name="T3">Rozmiar tablicy</text:span></text:p>
                <text:list>
                  <text:list-item>
                    <text:p text:id="id48" text:style-name="P4"><text:span text:style-name="T18">&lt;nazwa&gt;.length</text:span></text:p>
                  </text:list-item>
                </text:list>
              </text:list-item>
              <text:list-item>
                <text:p text:id="id49" text:style-name="P34"><text:span text:style-name="T3">Przykład</text:span></text:p>
                <text:list>
                  <text:list-item>
                    <text:p text:id="id50" text:style-name="P4"><text:span text:style-name="T18">mojeLiczbe.length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Używanie tablic w Javie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T</text:p>
            <text:p text:style-name="P4">A</text:p>
            <text:p text:style-name="P4">B</text:p>
            <text:p text:style-name="P4">L</text:p>
            <text:p text:style-name="P4">I</text:p>
            <text:p text:style-name="P4">C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plex Arrays in Java" draw:style-name="dp1" draw:master-page-name="Normal1" presentation:presentation-page-layout-name="AL2T1">
        <office:forms form:automatic-focus="false" form:apply-design-mode="false"/>
        <draw:frame presentation:style-name="pr27" draw:text-style-name="P37" draw:layer="layout" svg:width="20.69cm" svg:height="13.541cm" svg:x="4.253cm" svg:y="5.912cm" presentation:class="outline" presentation:user-transformed="true">
          <draw:text-box>
            <text:list text:style-name="L3">
              <text:list-item>
                <text:p text:id="id51" text:style-name="P34">Tablice obiektów</text:p>
                <text:list>
                  <text:list-item>
                    <text:p text:id="id52" text:style-name="P35"><text:span text:style-name="T18">Kot[] mojeKoty = new Kot[2];</text:span></text:p>
                  </text:list-item>
                  <text:list-item>
                    <text:p text:id="id53" text:style-name="P35"><text:span text:style-name="T18">Kot felix = mojeKoty[0];</text:span></text:p>
                  </text:list-item>
                </text:list>
              </text:list-item>
              <text:list-item>
                <text:p text:id="id54" text:style-name="P34"><text:span text:style-name="T3">Tablice tablic</text:span></text:p>
                <text:list>
                  <text:list-item>
                    <text:p text:id="id55" text:style-name="P4"><text:span text:style-name="T18">int[][] mojeLiczbe = new int[2][];</text:span></text:p>
                  </text:list-item>
                  <text:list-item>
                    <text:p text:id="id56" text:style-name="P4"><text:span text:style-name="T18">mojeLiczbe[0] = new int[3];</text:span></text:p>
                  </text:list-item>
                  <text:list-item>
                    <text:p text:id="id57" text:style-name="P4"><text:span text:style-name="T18">mojeLiczbe[1] = new int[1];</text:span></text:p>
                  </text:list-item>
                  <text:list-item>
                    <text:p text:id="id58" text:style-name="P4"><text:span text:style-name="T18">int[] dodatneLiczbe = mojeLiczbe[0];</text:span></text:p>
                  </text:list-item>
                  <text:list-item>
                    <text:p text:id="id59" text:style-name="P4"><text:span text:style-name="T18">dodatneLiczbe[2] = 13;</text:span></text:p>
                  </text:list-item>
                  <text:list-item>
                    <text:p text:id="id60" text:style-name="P4"><text:span text:style-name="T18">mojeLiczbe[0][2] = 13;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Zaawansowane tablice w Javie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T</text:p>
            <text:p text:style-name="P4">A</text:p>
            <text:p text:style-name="P4">B</text:p>
            <text:p text:style-name="P4">L</text:p>
            <text:p text:style-name="P4">I</text:p>
            <text:p text:style-name="P4">C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hortcut for Array Creation" draw:style-name="dp1" draw:master-page-name="Normal1" presentation:presentation-page-layout-name="AL2T1">
        <office:forms form:automatic-focus="false" form:apply-design-mode="false"/>
        <draw:frame presentation:style-name="pr28" draw:text-style-name="P37" draw:layer="layout" svg:width="24.754cm" svg:height="10.431cm" svg:x="2.221cm" svg:y="7.412cm" presentation:class="outline" presentation:user-transformed="true">
          <draw:text-box>
            <text:list text:style-name="L3">
              <text:list-item>
                <text:p text:id="id61" text:style-name="P34">Składnia</text:p>
                <text:list>
                  <text:list-item>
                    <text:p text:id="id62" text:style-name="P35"><text:span text:style-name="T18">&lt;typ&gt;[] &lt;nazwa&gt; = {&lt;wartość1&gt;, &lt;wartość2&gt;};</text:span></text:p>
                  </text:list-item>
                </text:list>
              </text:list-item>
              <text:list-item>
                <text:p text:id="id63" text:style-name="P34">Przykłady</text:p>
                <text:list>
                  <text:list-item>
                    <text:p text:id="id64" text:style-name="P36"><text:span text:style-name="T18">int[] mojeLiczbe = { 3, 7, 13};</text:span></text:p>
                  </text:list-item>
                  <text:list-item>
                    <text:p text:id="id65" text:style-name="P36"><text:span text:style-name="T18">IZwierzę[] zwierzęta = {</text:span><text:span text:style-name="T18"><text:line-break/></text:span><text:span text:style-name="T18"> <text:s text:c="14"/>new Kot(“Felix”, “1200”),</text:span><text:span text:style-name="T18"><text:line-break/></text:span><text:span text:style-name="T18"> <text:s text:c="14"/>new Kot(“Garfield”, “5000”),</text:span><text:span text:style-name="T18"><text:line-break/></text:span><text:span text:style-name="T18"> <text:s text:c="14"/>new Pies(“Scooby”, “7000”) };</text:span></text:p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Tworzenie tablicy inaczej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T</text:p>
            <text:p text:style-name="P4">A</text:p>
            <text:p text:style-name="P4">B</text:p>
            <text:p text:style-name="P4">L</text:p>
            <text:p text:style-name="P4">I</text:p>
            <text:p text:style-name="P4">C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ray Example" draw:style-name="dp1" draw:master-page-name="Normal1" presentation:presentation-page-layout-name="AL2T1">
        <office:forms form:automatic-focus="false" form:apply-design-mode="false"/>
        <draw:g>
          <draw:frame presentation:style-name="pr29" draw:text-style-name="P38" draw:layer="layout" svg:width="13.576cm" svg:height="7.058cm" svg:x="7.81cm" svg:y="8.702cm">
            <draw:text-box>
              <text:p text:style-name="P9"><text:span text:style-name="T9">Zwierzęta I</text:span></text:p>
            </draw:text-box>
          </draw:frame>
          <draw:frame draw:style-name="gr15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35cm 15.361cm)" svg:viewBox="0 0 14090 676" draw:points="14090,-30046 14090,-30722 0,-30722 0,-30104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T</text:p>
            <text:p text:style-name="P4">A</text:p>
            <text:p text:style-name="P4">B</text:p>
            <text:p text:style-name="P4">L</text:p>
            <text:p text:style-name="P4">I</text:p>
            <text:p text:style-name="P4">C</text:p>
            <text:p text:style-name="P4">E</text:p>
          </draw:text-box>
        </draw:frame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valuation of Arrays" draw:style-name="dp1" draw:master-page-name="Normal1" presentation:presentation-page-layout-name="AL2T1">
        <office:forms form:automatic-focus="false" form:apply-design-mode="false"/>
        <draw:frame presentation:style-name="pr30" draw:text-style-name="P39" draw:layer="layout" svg:width="8.989cm" svg:height="6.461cm" svg:x="10.104cm" svg:y="8.501cm" presentation:class="outline" presentation:user-transformed="true">
          <draw:text-box>
            <text:list text:style-name="L3">
              <text:list-item>
                <text:p text:id="id66" text:style-name="P4"><text:span text:style-name="T3">Za</text:span></text:p>
                <text:list>
                  <text:list-item>
                    <text:p text:id="id67" text:style-name="P4"><text:span text:style-name="T3">Szybkie</text:span></text:p>
                  </text:list-item>
                </text:list>
              </text:list-item>
              <text:list-item>
                <text:p text:id="id68" text:style-name="P4"><text:span text:style-name="T3">Przeciw</text:span></text:p>
                <text:list>
                  <text:list-item>
                    <text:p text:id="id69" text:style-name="P4"><text:span text:style-name="T3">Stały rozmiar</text:span></text:p>
                  </text:list-item>
                </text:list>
              </text:list-item>
            </text:list>
          </draw:text-box>
        </draw:frame>
        <draw:frame presentation:style-name="pr8" draw:text-style-name="P40" draw:layer="layout" svg:width="26.803cm" svg:height="3.507cm" svg:x="1.197cm" svg:y="0.643cm" presentation:class="title">
          <draw:text-box>
            <text:p text:style-name="P40">Ocena tablicy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T</text:p>
            <text:p text:style-name="P4">A</text:p>
            <text:p text:style-name="P4">B</text:p>
            <text:p text:style-name="P4">L</text:p>
            <text:p text:style-name="P4">I</text:p>
            <text:p text:style-name="P4">C</text:p>
            <text:p text:style-name="P4">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llection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Kontenery</text:p>
          </draw:text-box>
        </draw:frame>
        <presentation:notes draw:style-name="dp2">
          <draw:page-thumbnail draw:style-name="gr6" draw:layer="layout" svg:width="12.7cm" svg:height="9.525cm" svg:x="4.175cm" svg:y="3.005cm" draw:page-number="24" presentation:class="page"/>
          <draw:frame presentation:style-name="pr31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llection Definition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>K</text:p>
            <text:p text:style-name="P4">O</text:p>
            <text:p text:style-name="P4">N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Y</text:p>
          </draw:text-box>
        </draw:frame>
        <draw:g>
          <draw:frame presentation:style-name="pr32" draw:text-style-name="P38" draw:layer="layout" svg:width="16.204cm" svg:height="7.777cm" svg:x="6.496cm" svg:y="7.984cm">
            <draw:text-box>
              <text:p text:style-name="P9"><text:span text:style-name="T10">Kontener </text:span><text:span text:style-name="T9">jest obiektem, który </text:span><text:span text:style-name="T10">przechowuje</text:span><text:span text:style-name="T9"> potencjalnie </text:span><text:span text:style-name="T10">wiele obiektów</text:span></text:p>
            </draw:text-box>
          </draw:frame>
          <draw:frame draw:style-name="gr16" draw:text-style-name="P11" draw:layer="layout" svg:width="0.01cm" svg:height="1.051cm" svg:x="14.593cm" svg:y="11.203cm">
            <draw:text-box>
              <text:p/>
            </draw:text-box>
          </draw:frame>
          <draw:polyline draw:style-name="gr5" draw:layer="layout" svg:width="16.817cm" svg:height="0.744cm" svg:x="6.189cm" svg:y="8.481cm" svg:viewBox="0 0 16818 745" draw:points="0,745 0,0 16818,0 16818,682">
            <text:p/>
          </draw:polyline>
          <draw:polyline draw:style-name="gr5" draw:layer="layout" svg:width="16.817cm" svg:height="0.744cm" draw:transform="rotate (3.1415926535892) translate (23.007000000004cm 15.3202519127231cm)" svg:viewBox="0 0 16818 745" draw:points="16818,-29896 16818,-30641 0,-30641 0,-29960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Definicja kontenera</text:p>
          </draw:text-box>
        </draw:frame>
        <presentation:notes draw:style-name="dp2">
          <draw:page-thumbnail draw:style-name="gr6" draw:layer="layout" svg:width="13.705cm" svg:height="10.279cm" svg:x="3.641cm" svg:y="2.853cm" draw:page-number="2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Basic Collection Types" draw:style-name="dp1" draw:master-page-name="Normal1" presentation:presentation-page-layout-name="AL2T1">
        <office:forms form:automatic-focus="false" form:apply-design-mode="false"/>
        <draw:frame presentation:style-name="pr33" draw:text-style-name="P39" draw:layer="layout" svg:width="13.261cm" svg:height="9.891cm" svg:x="7.968cm" svg:y="7.601cm" presentation:class="outline" presentation:user-transformed="true">
          <draw:text-box>
            <text:list text:style-name="L3">
              <text:list-item>
                <text:p text:id="id70" text:style-name="P4"><text:span text:style-name="T3">Zbiór (ang. </text:span><text:span text:style-name="T28">Set</text:span><text:span text:style-name="T3">)</text:span></text:p>
                <text:list>
                  <text:list-item>
                    <text:p text:id="id71" text:style-name="P4"><text:span text:style-name="T3">np. kolekcja płyt</text:span></text:p>
                  </text:list-item>
                </text:list>
              </text:list-item>
              <text:list-item>
                <text:p text:id="id72" text:style-name="P4"><text:span text:style-name="T3">Lista (ang. </text:span><text:span text:style-name="T28">List</text:span><text:span text:style-name="T3">)</text:span></text:p>
                <text:list>
                  <text:list-item>
                    <text:p text:id="id73" text:style-name="P4"><text:span text:style-name="T3">np. dni tygodnia</text:span></text:p>
                  </text:list-item>
                </text:list>
              </text:list-item>
              <text:list-item>
                <text:p text:id="id74" text:style-name="P4"><text:span text:style-name="T3">Mapa (ang. </text:span><text:span text:style-name="T28">Map</text:span><text:span text:style-name="T3">)</text:span></text:p>
                <text:list>
                  <text:list-item>
                    <text:p text:id="id75" text:style-name="P4"><text:span text:style-name="T3">np. książka adresowa</text:span></text:p>
                  </text:list-item>
                </text:list>
              </text:list-item>
            </text:list>
          </draw:text-box>
        </draw:frame>
        <draw:frame presentation:style-name="pr8" draw:text-style-name="P40" draw:layer="layout" svg:width="26.803cm" svg:height="3.507cm" svg:x="1.197cm" svg:y="0.643cm" presentation:class="title">
          <draw:text-box>
            <text:p text:style-name="P40">Podstawowe typy kontenerów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K</text:p>
            <text:p text:style-name="P4">O</text:p>
            <text:p text:style-name="P4">N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2" anim:sub-item="text" smil:attributeName="visibility" smil:to="visible"/>
                  <anim:transitionFilter smil:dur="1s" smil:targetElement="id7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t definition" draw:style-name="dp1" draw:master-page-name="Normal1" presentation:presentation-page-layout-name="AL2T1">
        <office:forms form:automatic-focus="false" form:apply-design-mode="false"/>
        <draw:g>
          <draw:frame presentation:style-name="pr34" draw:text-style-name="P38" draw:layer="layout" svg:width="13.576cm" svg:height="9.272cm" svg:x="7.81cm" svg:y="8.168cm">
            <draw:text-box>
              <text:p text:style-name="P9"><text:span text:style-name="T10">Zbiór </text:span><text:span text:style-name="T9">jest </text:span><text:span text:style-name="T10">nieuporządkowanym</text:span><text:span text:style-name="T9"> kontenerem, w którym dany obiekt występuje </text:span><text:span text:style-name="T10">najwyżej jeden raz</text:span></text:p>
            </draw:text-box>
          </draw:frame>
          <draw:frame draw:style-name="gr17" draw:text-style-name="P11" draw:layer="layout" svg:width="0.008cm" svg:height="1.252cm" svg:x="14.594cm" svg:y="12.007cm">
            <draw:text-box>
              <text:p/>
            </draw:text-box>
          </draw:frame>
          <draw:polyline draw:style-name="gr5" draw:layer="layout" svg:width="14.089cm" svg:height="0.887cm" svg:x="7.553cm" svg:y="8.762cm" svg:viewBox="0 0 14090 888" draw:points="0,888 0,0 14090,0 14090,813">
            <text:p/>
          </draw:polyline>
          <draw:polyline draw:style-name="gr5" draw:layer="layout" svg:width="14.089cm" svg:height="0.887cm" draw:transform="rotate (3.1415926535892) translate (21.6430000000049cm 16.9158390478889cm)" svg:viewBox="0 0 14090 888" draw:points="14090,-32944 14090,-33832 0,-33832 0,-33020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Definicja zbioru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K</text:p>
            <text:p text:style-name="P4">O</text:p>
            <text:p text:style-name="P4">N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Y</text:p>
          </draw:text-box>
        </draw:frame>
        <presentation:notes draw:style-name="dp2">
          <draw:page-thumbnail draw:style-name="gr6" draw:layer="layout" svg:width="13.705cm" svg:height="10.279cm" svg:x="3.641cm" svg:y="2.853cm" draw:page-number="2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ist definition" draw:style-name="dp1" draw:master-page-name="Normal1" presentation:presentation-page-layout-name="AL2T1">
        <office:forms form:automatic-focus="false" form:apply-design-mode="false"/>
        <draw:g>
          <draw:frame presentation:style-name="pr35" draw:text-style-name="P38" draw:layer="layout" svg:width="13.576cm" svg:height="7.058cm" svg:x="7.81cm" svg:y="8.702cm">
            <draw:text-box>
              <text:p text:style-name="P9"><text:span text:style-name="T10">Lista </text:span><text:span text:style-name="T9">jest </text:span><text:span text:style-name="T10">uporządkowanym</text:span><text:span text:style-name="T9"> kontenerem</text:span></text:p>
            </draw:text-box>
          </draw:frame>
          <draw:frame draw:style-name="gr15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35cm 15.361cm)" svg:viewBox="0 0 14090 676" draw:points="14090,-30046 14090,-30722 0,-30722 0,-30104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Definicja listy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K</text:p>
            <text:p text:style-name="P4">O</text:p>
            <text:p text:style-name="P4">N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Y</text:p>
          </draw:text-box>
        </draw:frame>
        <presentation:notes draw:style-name="dp2">
          <draw:page-thumbnail draw:style-name="gr6" draw:layer="layout" svg:width="13.705cm" svg:height="10.279cm" svg:x="3.641cm" svg:y="2.853cm" draw:page-number="2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ap Definition" draw:style-name="dp1" draw:master-page-name="Normal1" presentation:presentation-page-layout-name="AL2T1">
        <office:forms form:automatic-focus="false" form:apply-design-mode="false"/>
        <draw:g>
          <draw:frame presentation:style-name="pr36" draw:text-style-name="P38" draw:layer="layout" svg:width="13.576cm" svg:height="7.058cm" svg:x="7.81cm" svg:y="8.702cm">
            <draw:text-box>
              <text:p text:style-name="P9"><text:span text:style-name="T10">Mapa </text:span><text:span text:style-name="T9">jest kontenerem, który przechowuje pary (</text:span><text:span text:style-name="T10">klucz, wartość</text:span><text:span text:style-name="T9">)</text:span></text:p>
            </draw:text-box>
          </draw:frame>
          <draw:frame draw:style-name="gr15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35cm 15.361cm)" svg:viewBox="0 0 14090 676" draw:points="14090,-30046 14090,-30722 0,-30722 0,-30104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Definicja mapy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K</text:p>
            <text:p text:style-name="P4">O</text:p>
            <text:p text:style-name="P4">N</text:p>
            <text:p text:style-name="P4">T</text:p>
            <text:p text:style-name="P4">E</text:p>
            <text:p text:style-name="P4">N</text:p>
            <text:p text:style-name="P4">E</text:p>
            <text:p text:style-name="P4">R</text:p>
            <text:p text:style-name="P4">Y</text:p>
          </draw:text-box>
        </draw:frame>
        <presentation:notes draw:style-name="dp2">
          <draw:page-thumbnail draw:style-name="gr6" draw:layer="layout" svg:width="13.705cm" svg:height="10.279cm" svg:x="3.641cm" svg:y="2.853cm" draw:page-number="2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the Java Collections Framework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3.8cm" svg:y="8.042cm" presentation:class="title" presentation:user-transformed="true">
          <draw:text-box>
            <text:p text:style-name="P4">The Java<text:span text:style-name="T5">™</text:span> Collections Framework</text:p>
          </draw:text-box>
        </draw:frame>
        <presentation:notes draw:style-name="dp2">
          <draw:page-thumbnail draw:style-name="gr6" draw:layer="layout" svg:width="12.7cm" svg:height="9.525cm" svg:x="4.175cm" svg:y="3.005cm" draw:page-number="30" presentation:class="page"/>
          <draw:frame presentation:style-name="pr3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 set of interfaces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g draw:id="id77">
          <draw:connector draw:style-name="gr18" draw:text-style-name="P31" draw:layer="layout" draw:type="line" svg:x1="10.935cm" svg:y1="11.514cm" svg:x2="7.403cm" svg:y2="16.445cm" draw:start-shape="id1" draw:start-glue-point="2" draw:end-shape="id2" draw:end-glue-point="0" svg:d="m10935 11514-3532 4931">
            <text:p/>
          </draw:connector>
          <draw:connector draw:style-name="gr18" draw:text-style-name="P31" draw:layer="layout" draw:type="line" svg:x1="10.935cm" svg:y1="11.514cm" svg:x2="14.467cm" svg:y2="16.446cm" draw:start-shape="id1" draw:start-glue-point="2" draw:end-shape="id3" draw:end-glue-point="0" svg:d="m10935 11514 3532 4932">
            <text:p/>
          </draw:connector>
          <draw:rect draw:style-name="gr1" draw:text-style-name="P41" draw:id="id1" draw:layer="layout" svg:width="6.381cm" svg:height="1.776cm" svg:x="7.745cm" svg:y="9.738cm">
            <text:p text:style-name="P4"><text:span text:style-name="T29">Collection</text:span></text:p>
          </draw:rect>
          <draw:rect draw:style-name="gr1" draw:text-style-name="P41" draw:layer="layout" svg:width="6.381cm" svg:height="1.776cm" svg:x="19.159cm" svg:y="9.738cm">
            <text:p text:style-name="P4"><text:span text:style-name="T29">Map</text:span></text:p>
          </draw:rect>
          <draw:rect draw:style-name="gr1" draw:text-style-name="P41" draw:id="id2" draw:layer="layout" svg:width="6.381cm" svg:height="1.776cm" svg:x="4.213cm" svg:y="16.445cm">
            <text:p text:style-name="P4"><text:span text:style-name="T29">Set</text:span></text:p>
          </draw:rect>
          <draw:rect draw:style-name="gr1" draw:text-style-name="P41" draw:id="id3" draw:layer="layout" svg:width="6.382cm" svg:height="1.776cm" svg:x="11.276cm" svg:y="16.446cm">
            <text:p text:style-name="P4"><text:span text:style-name="T29">List</text:span></text:p>
          </draw:rect>
        </draw:g>
        <draw:frame presentation:style-name="pr38" draw:text-style-name="P39" draw:layer="layout" svg:width="14.73cm" svg:height="1.582cm" svg:x="6.535cm" svg:y="7.002cm" presentation:class="outline" presentation:user-transformed="true">
          <draw:text-box>
            <text:list text:style-name="L3">
              <text:list-item>
                <text:p text:id="id76" text:style-name="P4"><text:span text:style-name="T3">W pakiecie </text:span><text:span text:style-name="T22">java.util</text:span></text:p>
              </text:list-item>
            </text:list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Zbiór interfejsó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7" smil:attributeName="visibility" smil:to="visible"/>
                  <anim:transitionFilter smil:dur="1s" smil:targetElement="id7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Collection Interface" draw:style-name="dp1" draw:master-page-name="Normal1" presentation:presentation-page-layout-name="AL2T1">
        <office:forms form:automatic-focus="false" form:apply-design-mode="false"/>
        <draw:frame presentation:style-name="pr39" draw:text-style-name="P42" draw:layer="layout" svg:width="17.372cm" svg:height="13.476cm" svg:x="5.912cm" svg:y="6.001cm" presentation:class="outline" presentation:user-transformed="true">
          <draw:text-box>
            <text:list text:style-name="L3">
              <text:list-item>
                <text:p text:style-name="P26"><text:span text:style-name="T30">Operacje podstawowe</text:span></text:p>
              </text:list-item>
            </text:list>
            <text:p text:style-name="P15"><text:span text:style-name="T31"><text:s text:c="6"/></text:span><text:span text:style-name="T31">int size();</text:span></text:p>
            <text:p text:style-name="P15"><text:span text:style-name="T31"><text:s text:c="6"/></text:span><text:span text:style-name="T31">boolean isEmpty();</text:span></text:p>
            <text:p text:style-name="P15"><text:span text:style-name="T31"><text:s text:c="6"/></text:span><text:span text:style-name="T31">boolean contains(Object element);</text:span></text:p>
            <text:p text:style-name="P15"><text:span text:style-name="T32"><text:s text:c="6"/></text:span><text:span text:style-name="T32">boolean add(Object element);</text:span></text:p>
            <text:p text:style-name="P15"><text:span text:style-name="T32"><text:s text:c="6"/></text:span><text:span text:style-name="T32">boolean remove(Object element);</text:span></text:p>
            <text:p text:style-name="P15"><text:span text:style-name="T31"><text:s text:c="6"/></text:span><text:span text:style-name="T31">Iterator iterator();</text:span></text:p>
            <text:list text:continue-numbering="true" text:style-name="L3">
              <text:list-item>
                <text:p text:style-name="P26"><text:span text:style-name="T30">Operacje hurtowe</text:span></text:p>
              </text:list-item>
            </text:list>
            <text:p text:style-name="P15"><text:span text:style-name="T31"><text:s text:c="6"/></text:span><text:span text:style-name="T31">boolean containsAll(Collection c);</text:span></text:p>
            <text:p text:style-name="P15"><text:span text:style-name="T32"><text:s text:c="6"/></text:span><text:span text:style-name="T32">boolean addAll(Collection c);</text:span></text:p>
            <text:p text:style-name="P15"><text:span text:style-name="T32"><text:s text:c="6"/></text:span><text:span text:style-name="T32">boolean removeAll(Collection c);</text:span></text:p>
            <text:p text:style-name="P15"><text:span text:style-name="T32"><text:s text:c="6"/></text:span><text:span text:style-name="T32">boolean retainAll(Collection c);</text:span></text:p>
            <text:p text:style-name="P15"><text:span text:style-name="T32"><text:s text:c="6"/></text:span><text:span text:style-name="T32">void clear();</text:span></text:p>
            <text:list text:continue-numbering="true" text:style-name="L3">
              <text:list-item>
                <text:p text:style-name="P26"><text:span text:style-name="T30">Operacje na tablicach</text:span></text:p>
              </text:list-item>
            </text:list>
            <text:p text:style-name="P15"><text:span text:style-name="T31"><text:s text:c="6"/></text:span><text:span text:style-name="T31">Object[] toArray();</text:span></text:p>
            <text:p text:style-name="P15"><text:span text:style-name="T31"><text:s text:c="6"/></text:span><text:span text:style-name="T31">Object[] toArray(Object a[]);</text:span>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8" draw:text-style-name="P40" draw:layer="layout" svg:width="26.803cm" svg:height="3.507cm" svg:x="1.197cm" svg:y="0.643cm" presentation:class="title">
          <draw:text-box>
            <text:p text:style-name="P40">Interfejs <text:span text:style-name="T33">Collection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3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Iterator Interface" draw:style-name="dp1" draw:master-page-name="Normal1" presentation:presentation-page-layout-name="AL2T1">
        <office:forms form:automatic-focus="false" form:apply-design-mode="false"/>
        <draw:frame presentation:style-name="pr40" draw:text-style-name="P44" draw:layer="layout" svg:width="25.809cm" svg:height="11.912cm" svg:x="1.695cm" svg:y="7.129cm" presentation:class="outline" presentation:user-transformed="true">
          <draw:text-box>
            <text:list text:style-name="L3">
              <text:list-item>
                <text:p text:style-name="P26"><text:span text:style-name="T34">public interface Iterator {</text:span></text:p>
              </text:list-item>
            </text:list>
            <text:p text:style-name="P15"><text:span text:style-name="T34"><text:s text:c="8"/></text:span><text:span text:style-name="T34">boolean hasNext();</text:span></text:p>
            <text:p text:style-name="P15"><text:span text:style-name="T34"><text:s text:c="8"/></text:span><text:span text:style-name="T34">Object next();</text:span></text:p>
            <text:p text:style-name="P15"><text:span text:style-name="T35"><text:s text:c="8"/></text:span><text:span text:style-name="T35">void remove();</text:span></text:p>
            <text:p text:style-name="P15"><text:span text:style-name="T34"><text:s/></text:span><text:span text:style-name="T34">}</text:span></text:p>
            <text:list text:continue-numbering="true" text:style-name="L3">
              <text:list-item>
                <text:p text:style-name="P43"><text:span text:style-name="T3">Przykład</text:span></text:p>
              </text:list-item>
            </text:list>
            <text:p text:style-name="P15"><text:span text:style-name="T36"><text:s text:c="7"/></text:span><text:span text:style-name="T31">Collection zwierzęta;</text:span></text:p>
            <text:p text:style-name="P15"><text:span text:style-name="T31"><text:s text:c="3"/></text:span><text:span text:style-name="T31">for (Iterator i = zwierzęta.iterator();i.hasNext();){</text:span></text:p>
            <text:p text:style-name="P15"><text:span text:style-name="T31"><text:s text:c="6"/></text:span><text:span text:style-name="T31">IZwierzę zwierzę = (IZwierzę) i.next();</text:span></text:p>
            <text:p text:style-name="P15"><text:span text:style-name="T31"><text:s text:c="6"/></text:span><text:span text:style-name="T31">System.out.println(“Znalezione “+</text:span></text:p>
            <text:p text:style-name="P15"><text:span text:style-name="T31"><text:s text:c="25"/></text:span><text:span text:style-name="T31">zwierzę.zwróćNazwę());</text:span></text:p>
            <text:p text:style-name="P15"><text:span text:style-name="T31"><text:s text:c="3"/></text:span><text:span text:style-name="T31">}</text:span>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8" draw:text-style-name="P40" draw:layer="layout" svg:width="26.803cm" svg:height="3.507cm" svg:x="1.197cm" svg:y="0.643cm" presentation:class="title">
          <draw:text-box>
            <text:p text:style-name="P40">Interfejs <text:span text:style-name="T33">Iterator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3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Set Interface" draw:style-name="dp1" draw:master-page-name="Normal1" presentation:presentation-page-layout-name="AL2T1">
        <office:forms form:automatic-focus="false" form:apply-design-mode="false"/>
        <draw:frame presentation:style-name="pr39" draw:text-style-name="P42" draw:layer="layout" svg:width="17.428cm" svg:height="13.476cm" svg:x="5.884cm" svg:y="6.019cm" presentation:class="outline" presentation:user-transformed="true">
          <draw:text-box>
            <text:list text:style-name="L3">
              <text:list-item>
                <text:p text:style-name="P26"><text:span text:style-name="T30">Operacje podstawowe</text:span></text:p>
              </text:list-item>
            </text:list>
            <text:p text:style-name="P15"><text:span text:style-name="T31"><text:s text:c="6"/></text:span><text:span text:style-name="T31">int size();</text:span></text:p>
            <text:p text:style-name="P15"><text:span text:style-name="T31"><text:s text:c="6"/></text:span><text:span text:style-name="T31">boolean isEmpty();</text:span></text:p>
            <text:p text:style-name="P15"><text:span text:style-name="T31"><text:s text:c="6"/></text:span><text:span text:style-name="T31">boolean contains(Object element);</text:span></text:p>
            <text:p text:style-name="P15"><text:span text:style-name="T32"><text:s text:c="6"/></text:span><text:span text:style-name="T32">boolean add(Object element); <text:s text:c="3"/></text:span></text:p>
            <text:p text:style-name="P15"><text:span text:style-name="T32"><text:s text:c="6"/></text:span><text:span text:style-name="T32">boolean remove(Object element); </text:span></text:p>
            <text:p text:style-name="P15"><text:span text:style-name="T31"><text:s text:c="6"/></text:span><text:span text:style-name="T31">Iterator iterator();</text:span></text:p>
            <text:list text:continue-numbering="true" text:style-name="L3">
              <text:list-item>
                <text:p text:style-name="P26"><text:span text:style-name="T30">Operacje hurtowe</text:span></text:p>
              </text:list-item>
            </text:list>
            <text:p text:style-name="P15"><text:span text:style-name="T31"><text:s text:c="6"/></text:span><text:span text:style-name="T31">boolean containsAll(Collection c);</text:span></text:p>
            <text:p text:style-name="P15"><text:span text:style-name="T32"><text:s text:c="6"/></text:span><text:span text:style-name="T32">boolean addAll(Collection c); <text:s text:c="3"/></text:span></text:p>
            <text:p text:style-name="P15"><text:span text:style-name="T32"><text:s text:c="6"/></text:span><text:span text:style-name="T32">boolean removeAll(Collection c); </text:span></text:p>
            <text:p text:style-name="P15"><text:span text:style-name="T32"><text:s text:c="6"/></text:span><text:span text:style-name="T32">boolean retainAll(Collection c); </text:span></text:p>
            <text:p text:style-name="P15"><text:span text:style-name="T32"><text:s text:c="6"/></text:span><text:span text:style-name="T32">void clear(); <text:s text:c="2"/></text:span></text:p>
            <text:list text:continue-numbering="true" text:style-name="L3">
              <text:list-item>
                <text:p text:style-name="P26"><text:span text:style-name="T30">Operacje na tablicach</text:span></text:p>
              </text:list-item>
            </text:list>
            <text:p text:style-name="P15"><text:span text:style-name="T31"><text:s text:c="6"/></text:span><text:span text:style-name="T31">Object[] toArray();</text:span></text:p>
            <text:p text:style-name="P15"><text:span text:style-name="T31"><text:s text:c="6"/></text:span><text:span text:style-name="T31">Object[] toArray(Object a[]);</text:span>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8" draw:text-style-name="P40" draw:layer="layout" svg:width="26.803cm" svg:height="3.507cm" svg:x="1.197cm" svg:y="0.643cm" presentation:class="title">
          <draw:text-box>
            <text:p text:style-name="P40">Interfejs <text:span text:style-name="T33">Set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3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List Interface" draw:style-name="dp1" draw:master-page-name="Normal1" presentation:presentation-page-layout-name="AL2T1">
        <office:forms form:automatic-focus="false" form:apply-design-mode="false"/>
        <draw:frame presentation:style-name="pr41" draw:text-style-name="P44" draw:layer="layout" svg:width="23.339cm" svg:height="11.717cm" svg:x="2.929cm" svg:y="6.601cm" presentation:class="outline" presentation:user-transformed="true">
          <draw:text-box>
            <text:list text:style-name="L3">
              <text:list-item>
                <text:p text:style-name="P26"><text:span text:style-name="T30">Manipulacja i dostęp</text:span></text:p>
              </text:list-item>
            </text:list>
            <text:p text:style-name="P15"><text:span text:style-name="T31"><text:s text:c="5"/></text:span><text:span text:style-name="T31">Object get(int index);</text:span></text:p>
            <text:p text:style-name="P15"><text:span text:style-name="T31"><text:s text:c="5"/></text:span><text:span text:style-name="T32">Object set(int index, Object element);</text:span><text:span text:style-name="T31"> </text:span></text:p>
            <text:p text:style-name="P15"><text:span text:style-name="T31"><text:s text:c="5"/></text:span><text:span text:style-name="T32">void add(int index, Object element);</text:span><text:span text:style-name="T31"> <text:s text:c="2"/></text:span></text:p>
            <text:p text:style-name="P15"><text:span text:style-name="T31"><text:s text:c="5"/></text:span><text:span text:style-name="T32">Object remove(int index);</text:span><text:span text:style-name="T31"> <text:s text:c="13"/></text:span></text:p>
            <text:p text:style-name="P15"><text:span text:style-name="T31"><text:s text:c="5"/></text:span><text:span text:style-name="T32">abstract boolean addAll(int index, Collection c);</text:span></text:p>
            <text:list text:continue-numbering="true" text:style-name="L3">
              <text:list-item>
                <text:p text:style-name="P26"><text:span text:style-name="T30">Wyszukiwanie</text:span></text:p>
              </text:list-item>
            </text:list>
            <text:p text:style-name="P15"><text:span text:style-name="T31"><text:s text:c="6"/></text:span><text:span text:style-name="T31">int indexOf(Object o);</text:span></text:p>
            <text:p text:style-name="P15"><text:span text:style-name="T31"><text:s text:c="6"/></text:span><text:span text:style-name="T31">int lastIndexOf(Object o);</text:span></text:p>
            <text:list text:continue-numbering="true" text:style-name="L3">
              <text:list-item>
                <text:p text:style-name="P26"><text:span text:style-name="T30">Iteracje</text:span></text:p>
              </text:list-item>
            </text:list>
            <text:p text:style-name="P15"><text:span text:style-name="T31"><text:s text:c="6"/></text:span><text:span text:style-name="T31">ListIterator listIterator();</text:span></text:p>
            <text:p text:style-name="P15"><text:span text:style-name="T31"><text:s text:c="6"/></text:span><text:span text:style-name="T31">ListIterator listIterator(int index);</text:span></text:p>
            <text:list text:continue-numbering="true" text:style-name="L3">
              <text:list-item>
                <text:p text:style-name="P26"><text:span text:style-name="T30">Podlista</text:span></text:p>
              </text:list-item>
            </text:list>
            <text:p text:style-name="P15"><text:span text:style-name="T31"><text:s text:c="6"/></text:span><text:span text:style-name="T31">List subList(int from, int to);</text:span>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8" draw:text-style-name="P40" draw:layer="layout" svg:width="26.803cm" svg:height="3.507cm" svg:x="1.197cm" svg:y="0.643cm" presentation:class="title">
          <draw:text-box>
            <text:p text:style-name="P40">Interfejs <text:span text:style-name="T33">List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3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ListIterator interface" draw:style-name="dp1" draw:master-page-name="Normal1" presentation:presentation-page-layout-name="AL2T1">
        <office:forms form:automatic-focus="false" form:apply-design-mode="false"/>
        <draw:frame presentation:style-name="pr42" draw:text-style-name="P45" draw:layer="layout" svg:width="16.535cm" svg:height="11.102cm" svg:x="6.331cm" svg:y="7.029cm" presentation:class="outline" presentation:user-transformed="true">
          <draw:text-box>
            <text:list text:style-name="L3">
              <text:list-item>
                <text:p text:style-name="P26"><text:span text:style-name="T18">public interface ListIterator </text:span><text:span text:style-name="T18"><text:line-break/></text:span><text:span text:style-name="T18"> <text:s text:c="8"/>extends Iterator{</text:span></text:p>
              </text:list-item>
            </text:list>
            <text:p text:style-name="P15"><text:span text:style-name="T18"><text:s text:c="6"/></text:span><text:span text:style-name="T18">boolean hasNext();</text:span></text:p>
            <text:p text:style-name="P15"><text:span text:style-name="T18"><text:s text:c="6"/></text:span><text:span text:style-name="T18">Object next();</text:span></text:p>
            <text:p text:style-name="P15"><text:span text:style-name="T18"><text:s text:c="6"/></text:span><text:span text:style-name="T18">boolean hasPrevious();</text:span></text:p>
            <text:p text:style-name="P15"><text:span text:style-name="T18"><text:s text:c="6"/></text:span><text:span text:style-name="T18">Object previous();</text:span></text:p>
            <text:p text:style-name="P15"><text:span text:style-name="T18"><text:s text:c="6"/></text:span><text:span text:style-name="T18">int nextIndex();</text:span></text:p>
            <text:p text:style-name="P15"><text:span text:style-name="T18"><text:s text:c="6"/></text:span><text:span text:style-name="T18">int previousIndex();</text:span></text:p>
            <text:p text:style-name="P15"><text:span text:style-name="T37"><text:s text:c="6"/></text:span><text:span text:style-name="T37">void remove();</text:span></text:p>
            <text:p text:style-name="P15"><text:span text:style-name="T37"><text:s text:c="6"/></text:span><text:span text:style-name="T37">void set(Object o);</text:span></text:p>
            <text:p text:style-name="P15"><text:span text:style-name="T37"><text:s text:c="6"/></text:span><text:span text:style-name="T37">void add(Object o);</text:span></text:p>
            <text:p text:style-name="P15"><text:span text:style-name="T18"><text:s text:c="2"/></text:span><text:span text:style-name="T18">}</text:span>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8" draw:text-style-name="P40" draw:layer="layout" svg:width="26.803cm" svg:height="3.507cm" svg:x="1.197cm" svg:y="0.643cm" presentation:class="title">
          <draw:text-box>
            <text:p text:style-name="P40">Interfejs <text:span text:style-name="T33">ListIterator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3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Map Interface" draw:style-name="dp1" draw:master-page-name="Normal1" presentation:presentation-page-layout-name="AL2T1">
        <office:forms form:automatic-focus="false" form:apply-design-mode="false"/>
        <draw:frame presentation:style-name="pr43" draw:text-style-name="P44" draw:layer="layout" svg:width="17.741cm" svg:height="12.172cm" svg:x="5.728cm" svg:y="6.501cm" presentation:class="outline" presentation:user-transformed="true">
          <draw:text-box>
            <text:list text:style-name="L3">
              <text:list-item>
                <text:p text:style-name="P26"><text:span text:style-name="T30">Operacje podstawowe</text:span></text:p>
              </text:list-item>
            </text:list>
            <text:p text:style-name="P15"><text:span text:style-name="T31"><text:s text:c="4"/></text:span><text:span text:style-name="T31">Object put(Object key, Object value);</text:span></text:p>
            <text:p text:style-name="P15"><text:span text:style-name="T31"><text:s text:c="4"/></text:span><text:span text:style-name="T31">Object get(Object key);</text:span></text:p>
            <text:p text:style-name="P15"><text:span text:style-name="T31"><text:s text:c="4"/></text:span><text:span text:style-name="T31">Object remove(Object key);</text:span></text:p>
            <text:p text:style-name="P15"><text:span text:style-name="T31"><text:s text:c="4"/></text:span><text:span text:style-name="T31">boolean containsKey(Object key);</text:span></text:p>
            <text:p text:style-name="P15"><text:span text:style-name="T31"><text:s text:c="4"/></text:span><text:span text:style-name="T31">boolean containsValue(Object value);</text:span></text:p>
            <text:p text:style-name="P15"><text:span text:style-name="T31"><text:s text:c="4"/></text:span><text:span text:style-name="T31">int size();</text:span></text:p>
            <text:p text:style-name="P15"><text:span text:style-name="T31"><text:s text:c="4"/></text:span><text:span text:style-name="T31">boolean isEmpty();</text:span></text:p>
            <text:list text:continue-numbering="true" text:style-name="L3">
              <text:list-item>
                <text:p text:style-name="P26"><text:span text:style-name="T30">Operacje hurtowe</text:span></text:p>
              </text:list-item>
            </text:list>
            <text:p text:style-name="P15"><text:span text:style-name="T31"><text:s text:c="4"/></text:span><text:span text:style-name="T31">void putAll(Map t);</text:span></text:p>
            <text:p text:style-name="P15"><text:span text:style-name="T31"><text:s text:c="4"/></text:span><text:span text:style-name="T31">void clear();</text:span></text:p>
            <text:list text:continue-numbering="true" text:style-name="L3">
              <text:list-item>
                <text:p text:style-name="P26"><text:span text:style-name="T30">Dostęp do podkontenerów</text:span></text:p>
              </text:list-item>
            </text:list>
            <text:p text:style-name="P15"><text:span text:style-name="T31"><text:s text:c="4"/></text:span><text:span text:style-name="T31">public Set keySet();</text:span></text:p>
            <text:p text:style-name="P15"><text:span text:style-name="T31"><text:s text:c="4"/></text:span><text:span text:style-name="T31">public Collection values();</text:span></text:p>
            <text:p text:style-name="P15"><text:span text:style-name="T31"><text:s text:c="4"/></text:span><text:span text:style-name="T31">public Set entrySet();</text:span>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8" draw:text-style-name="P40" draw:layer="layout" svg:width="26.803cm" svg:height="3.507cm" svg:x="1.197cm" svg:y="0.643cm" presentation:class="title">
          <draw:text-box>
            <text:p text:style-name="P40">Interfejs <text:span text:style-name="T33">Map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3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Map.Entry Interface" draw:style-name="dp1" draw:master-page-name="Normal1" presentation:presentation-page-layout-name="AL2T1">
        <office:forms form:automatic-focus="false" form:apply-design-mode="false"/>
        <draw:frame presentation:style-name="pr44" draw:text-style-name="P46" draw:layer="layout" svg:width="20.461cm" svg:height="5.591cm" svg:x="4.368cm" svg:y="9.201cm" presentation:class="outline" presentation:user-transformed="true">
          <draw:text-box>
            <text:p text:style-name="P15"><text:span text:style-name="T11">public interface Entry {</text:span></text:p>
            <text:p text:style-name="P15"><text:span text:style-name="T11"><text:s text:c="4"/></text:span><text:span text:style-name="T11">Object getKey();</text:span></text:p>
            <text:p text:style-name="P15"><text:span text:style-name="T11"><text:s text:c="4"/></text:span><text:span text:style-name="T11">Object getValue();</text:span></text:p>
            <text:p text:style-name="P15"><text:span text:style-name="T11"><text:s text:c="4"/></text:span><text:span text:style-name="T11">Object setValue(Object value);</text:span></text:p>
            <text:p text:style-name="P15"><text:span text:style-name="T11">}</text:span>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8" draw:text-style-name="P40" draw:layer="layout" svg:width="26.803cm" svg:height="3.507cm" svg:x="1.197cm" svg:y="0.643cm" presentation:class="title">
          <draw:text-box>
            <text:p text:style-name="P40">Interfejs <text:span text:style-name="T33">Map.Entry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3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mplementations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connector draw:style-name="gr18" draw:text-style-name="P31" draw:layer="layout" draw:type="line" svg:x1="9.841cm" svg:y1="7.314cm" svg:x2="5.452cm" svg:y2="10.846cm" draw:start-shape="id4" draw:start-glue-point="2" draw:end-shape="id5" draw:end-glue-point="0" svg:d="m9841 7314-4389 3532">
          <text:p/>
        </draw:connector>
        <draw:connector draw:style-name="gr18" draw:text-style-name="P31" draw:layer="layout" draw:type="line" svg:x1="9.841cm" svg:y1="7.314cm" svg:x2="14.23cm" svg:y2="10.846cm" draw:start-shape="id4" draw:start-glue-point="2" draw:end-shape="id6" draw:end-glue-point="0" svg:d="m9841 7314 4389 3532">
          <text:p/>
        </draw:connector>
        <draw:rect draw:style-name="gr1" draw:text-style-name="P41" draw:id="id4" draw:layer="layout" svg:width="6.381cm" svg:height="1.776cm" svg:x="6.651cm" svg:y="5.538cm">
          <text:p text:style-name="P4"><text:span text:style-name="T29">Collection</text:span></text:p>
        </draw:rect>
        <draw:connector draw:style-name="gr18" draw:text-style-name="P31" draw:layer="layout" draw:type="line" svg:x1="5.452cm" svg:y1="12.616cm" svg:x2="3.361cm" svg:y2="16.055cm" draw:start-shape="id5" draw:start-glue-point="2" draw:end-shape="id7" draw:end-glue-point="0" svg:d="m5452 12616-2091 3439">
          <text:p/>
        </draw:connector>
        <draw:connector draw:style-name="gr18" draw:text-style-name="P31" draw:layer="layout" draw:type="line" svg:x1="5.452cm" svg:y1="12.616cm" svg:x2="7.543cm" svg:y2="16.055cm" draw:start-shape="id5" draw:start-glue-point="2" draw:end-shape="id8" draw:end-glue-point="0" svg:d="m5452 12616 2091 3439">
          <text:p/>
        </draw:connector>
        <draw:connector draw:style-name="gr18" draw:text-style-name="P31" draw:layer="layout" draw:type="line" svg:x1="14.23cm" svg:y1="12.616cm" svg:x2="11.853cm" svg:y2="16.055cm" draw:start-shape="id6" draw:start-glue-point="2" draw:end-shape="id9" draw:end-glue-point="0" svg:d="m14230 12616-2377 3439">
          <text:p/>
        </draw:connector>
        <draw:connector draw:style-name="gr18" draw:text-style-name="P31" draw:layer="layout" draw:type="line" svg:x1="14.23cm" svg:y1="12.616cm" svg:x2="16.607cm" svg:y2="16.055cm" draw:start-shape="id6" draw:start-glue-point="2" draw:end-shape="id10" draw:end-glue-point="0" svg:d="m14230 12616 2377 3439">
          <text:p/>
        </draw:connector>
        <draw:connector draw:style-name="gr18" draw:text-style-name="P31" draw:layer="layout" draw:type="line" svg:x1="23.644cm" svg:y1="12.616cm" svg:x2="21.425cm" svg:y2="16.055cm" draw:start-shape="id11" draw:start-glue-point="2" draw:end-shape="id12" draw:end-glue-point="0" svg:d="m23644 12616-2219 3439">
          <text:p/>
        </draw:connector>
        <draw:connector draw:style-name="gr18" draw:text-style-name="P31" draw:layer="layout" draw:type="line" svg:x1="23.644cm" svg:y1="12.616cm" svg:x2="25.863cm" svg:y2="16.055cm" draw:start-shape="id11" draw:start-glue-point="2" draw:end-shape="id13" draw:end-glue-point="0" svg:d="m23644 12616 2219 3439">
          <text:p/>
        </draw:connector>
        <draw:rect draw:style-name="gr1" draw:text-style-name="P41" draw:id="id11" draw:layer="layout" svg:width="4.963cm" svg:height="1.77cm" svg:x="21.163cm" svg:y="10.846cm">
          <text:p text:style-name="P4"><text:span text:style-name="T29">Map</text:span></text:p>
        </draw:rect>
        <draw:rect draw:style-name="gr1" draw:text-style-name="P41" draw:id="id5" draw:layer="layout" svg:width="4.963cm" svg:height="1.77cm" svg:x="2.971cm" svg:y="10.846cm">
          <text:p text:style-name="P4"><text:span text:style-name="T29">Set</text:span></text:p>
        </draw:rect>
        <draw:rect draw:style-name="gr1" draw:text-style-name="P41" draw:id="id6" draw:layer="layout" svg:width="4.964cm" svg:height="1.77cm" svg:x="11.748cm" svg:y="10.846cm">
          <text:p text:style-name="P4"><text:span text:style-name="T29">List</text:span></text:p>
        </draw:rect>
        <draw:rect draw:style-name="gr19" draw:text-style-name="P47" draw:id="id7" draw:layer="layout" svg:width="3.937cm" svg:height="1.778cm" svg:x="1.393cm" svg:y="16.055cm">
          <text:p text:style-name="P4"><text:span text:style-name="T26">HashSet</text:span></text:p>
        </draw:rect>
        <draw:rect draw:style-name="gr19" draw:text-style-name="P47" draw:id="id8" draw:layer="layout" svg:width="3.81cm" svg:height="1.778cm" svg:x="5.638cm" svg:y="16.055cm">
          <text:p text:style-name="P4"><text:span text:style-name="T26">TreeSet</text:span></text:p>
        </draw:rect>
        <draw:rect draw:style-name="gr19" draw:text-style-name="P47" draw:id="id9" draw:layer="layout" svg:width="4.191cm" svg:height="1.778cm" svg:x="9.758cm" svg:y="16.055cm">
          <text:p text:style-name="P4"><text:span text:style-name="T26">ArrayList</text:span></text:p>
        </draw:rect>
        <draw:rect draw:style-name="gr19" draw:text-style-name="P47" draw:id="id10" draw:layer="layout" svg:width="4.699cm" svg:height="1.778cm" svg:x="14.258cm" svg:y="16.055cm">
          <text:p text:style-name="P4"><text:span text:style-name="T26">LinkedList</text:span></text:p>
        </draw:rect>
        <draw:rect draw:style-name="gr19" draw:text-style-name="P47" draw:id="id12" draw:layer="layout" svg:width="4.318cm" svg:height="1.778cm" svg:x="19.266cm" svg:y="16.055cm">
          <text:p text:style-name="P4"><text:span text:style-name="T26">HashMap</text:span></text:p>
        </draw:rect>
        <draw:rect draw:style-name="gr19" draw:text-style-name="P47" draw:id="id13" draw:layer="layout" svg:width="3.937cm" svg:height="1.778cm" svg:x="23.895cm" svg:y="16.055cm">
          <text:p text:style-name="P4"><text:span text:style-name="T26">TreeMap</text:span></text:p>
        </draw:rect>
        <draw:polyline draw:style-name="gr20" draw:text-style-name="P31" draw:id="id78" draw:layer="layout" svg:width="0cm" svg:height="2.008cm" svg:x="3.392cm" svg:y="17.839cm" svg:viewBox="0 0 0 2009" draw:points="0,2009 0,0">
          <text:p text:style-name="P4"/>
        </draw:polyline>
        <draw:polyline draw:style-name="gr20" draw:text-style-name="P31" draw:id="id80" draw:layer="layout" svg:width="0cm" svg:height="2.008cm" svg:x="21.392cm" svg:y="17.84cm" svg:viewBox="0 0 0 2009" draw:points="0,2009 0,0">
          <text:p text:style-name="P4"/>
        </draw:polyline>
        <draw:g draw:id="id79">
          <draw:line draw:style-name="gr20" draw:text-style-name="P31" draw:layer="layout" svg:x1="11.792cm" svg:y1="19.85cm" svg:x2="11.792cm" svg:y2="17.841cm">
            <text:p/>
          </draw:line>
          <draw:line draw:style-name="gr20" draw:text-style-name="P31" draw:layer="layout" svg:x1="16.692cm" svg:y1="19.851cm" svg:x2="16.692cm" svg:y2="17.842cm">
            <text:p/>
          </draw: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Implementacj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78" smil:attributeName="visibility" smil:to="visible"/>
                  <anim:transitionFilter smil:dur="1s" smil:targetElement="id78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79" smil:attributeName="visibility" smil:to="visible"/>
                  <anim:transitionFilter smil:dur="1s" smil:targetElement="id7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80" smil:attributeName="visibility" smil:to="visible"/>
                  <anim:transitionFilter smil:dur="1s" smil:targetElement="id80" smil:type="barWipe" smil:subtype="topToBottom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rom Arrays to Collections" draw:style-name="dp1" draw:master-page-name="Normal1" presentation:presentation-page-layout-name="AL2T1">
        <office:forms form:automatic-focus="false" form:apply-design-mode="false"/>
        <draw:frame presentation:style-name="pr45" draw:text-style-name="P5" draw:layer="layout" svg:width="26.994cm" svg:height="11.463cm" svg:x="1.121cm" svg:y="7.292cm" presentation:class="outline" presentation:user-transformed="true">
          <draw:text-box>
            <text:list text:style-name="L3">
              <text:list-item>
                <text:p text:id="id81" text:style-name="P4">Klasa <text:span text:style-name="T11">Arrays</text:span></text:p>
                <text:list>
                  <text:list-item>
                    <text:p text:id="id82" text:style-name="P4">Metoda <text:span text:style-name="T34">List asList(Object[])</text:span></text:p>
                  </text:list-item>
                </text:list>
              </text:list-item>
              <text:list-item>
                <text:p text:id="id83" text:style-name="P4">Przykład</text:p>
              </text:list-item>
            </text:list>
            <text:p text:id="id84" text:style-name="P15"><text:span text:style-name="T18"><text:s text:c="3"/></text:span><text:span text:style-name="T18">List listaZwierząt = Arrays.asList(zwierzęta);</text:span></text:p>
            <text:p text:id="id85" text:style-name="P15"><text:span text:style-name="T18"><text:s text:c="3"/></text:span><text:span text:style-name="T18">for (int i = 0; i&lt; listaZwierząt.size(); i++){</text:span></text:p>
            <text:p text:id="id86" text:style-name="P15"><text:span text:style-name="T18"><text:tab/></text:span><text:span text:style-name="T18"> </text:span><text:span text:style-name="T18">Object obj = listaZwierząt.get(i);</text:span></text:p>
            <text:p text:id="id87" text:style-name="P15"><text:span text:style-name="T18"><text:tab/></text:span><text:span text:style-name="T18"> </text:span><text:span text:style-name="T18">IZwierzę zwierzę = (IZwierzę) obj;</text:span></text:p>
            <text:p text:id="id88" text:style-name="P15"><text:span text:style-name="T18"><text:tab/></text:span><text:span text:style-name="T18"> </text:span><text:span text:style-name="T18">System.out.println("Witam "+</text:span><text:span text:style-name="T18"><text:line-break/></text:span><text:span text:style-name="T18"> <text:s text:c="22"/>zwierzę.zwróćNazwę());</text:span></text:p>
            <text:p text:id="id89" text:style-name="P5"><text:span text:style-name="T18"><text:s text:c="3"/></text:span><text:span text:style-name="T18">}</text:span></text:p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8" draw:text-style-name="P4" draw:layer="layout" svg:width="26.803cm" svg:height="3.507cm" svg:x="1.217cm" svg:y="0.643cm" presentation:class="title" presentation:user-transformed="true">
          <draw:text-box>
            <text:p text:style-name="P4">Od tablic do konteneró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4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Collections class" draw:style-name="dp1" draw:master-page-name="Normal1" presentation:presentation-page-layout-name="AL2T1">
        <office:forms form:automatic-focus="false" form:apply-design-mode="false"/>
        <draw:frame presentation:style-name="pr46" draw:text-style-name="P5" draw:layer="layout" svg:width="20.316cm" svg:height="14.693cm" svg:x="4.44cm" svg:y="5.638cm" presentation:class="outline" presentation:user-transformed="true">
          <draw:text-box>
            <text:list text:style-name="L3">
              <text:list-item>
                <text:p text:id="id90" text:style-name="P4">Zbiór przydatnych funkcji</text:p>
              </text:list-item>
              <text:list-item>
                <text:p text:id="id91" text:style-name="P4">Tasowanie (ang. <text:span text:style-name="T33">Shuffle</text:span>)</text:p>
              </text:list-item>
              <text:list-item>
                <text:p text:id="id92" text:style-name="P4">Odwrócenie (ang. <text:span text:style-name="T33">Reverse</text:span>)</text:p>
              </text:list-item>
              <text:list-item>
                <text:p text:id="id93" text:style-name="P4">Posortowanie (ang. <text:span text:style-name="T33">Sorting</text:span>)</text:p>
                <text:list>
                  <text:list-item>
                    <text:p text:id="id94" text:style-name="P4">Metoda <text:span text:style-name="T34">sort(List)</text:span></text:p>
                  </text:list-item>
                  <text:list-item>
                    <text:p text:id="id95" text:style-name="P4">Metoda <text:span text:style-name="T34">sort(List, Comparator)</text:span></text:p>
                  </text:list-item>
                </text:list>
              </text:list-item>
              <text:list-item>
                <text:p text:id="id96" text:style-name="P4">Dwie możliwości</text:p>
                <text:list>
                  <text:list-item>
                    <text:p text:id="id97" text:style-name="P4">Interfejs <text:span text:style-name="T34">Comparable</text:span></text:p>
                  </text:list-item>
                  <text:list-item>
                    <text:p text:id="id98" text:style-name="P4">Interfejs <text:span text:style-name="T34">Comparator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Klasa <text:span text:style-name="T33">Colle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1" anim:sub-item="text" smil:attributeName="visibility" smil:to="visible"/>
                  <anim:transitionFilter smil:dur="1s" smil:targetElement="id9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4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llections Example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7cm">
          <draw:text-box>
            <text:p text:style-name="P4">C</text:p>
            <text:p text:style-name="P4">O</text:p>
            <text:p text:style-name="P4">L</text:p>
            <text:p text:style-name="P4">L</text:p>
            <text:p text:style-name="P4">E</text:p>
            <text:p text:style-name="P4">C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  <text:p text:style-name="P4"><text:s/></text:p>
            <text:p text:style-name="P4">J</text:p>
            <text:p text:style-name="P4">A</text:p>
            <text:p text:style-name="P4">V</text:p>
            <text:p text:style-name="P4">A</text:p>
          </draw:text-box>
        </draw:frame>
        <draw:g>
          <draw:frame presentation:style-name="pr47" draw:text-style-name="P38" draw:layer="layout" svg:width="13.576cm" svg:height="7.058cm" svg:x="7.81cm" svg:y="8.702cm">
            <draw:text-box>
              <text:p text:style-name="P9"><text:span text:style-name="T9">Animals II</text:span></text:p>
            </draw:text-box>
          </draw:frame>
          <draw:frame draw:style-name="gr15" draw:text-style-name="P11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35cm 15.361cm)" svg:viewBox="0 0 14090 676" draw:points="14090,-30046 14090,-30722 0,-30722 0,-30104">
            <text:p/>
          </draw:polyline>
        </draw:g>
        <draw:frame presentation:style-name="pr8" draw:text-style-name="P4" draw:layer="layout" svg:width="26.803cm" svg:height="3.507cm" svg:x="1.197cm" svg:y="0.643cm" presentation:class="title">
          <draw:text-box>
            <text:p text:style-name="P4">Przykład kontenerów</text:p>
          </draw:text-box>
        </draw:frame>
        <presentation:notes draw:style-name="dp2">
          <draw:page-thumbnail draw:style-name="gr6" draw:layer="layout" svg:width="13.705cm" svg:height="10.279cm" svg:x="3.641cm" svg:y="2.853cm" draw:page-number="4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Podsumowanie</text:p>
          </draw:text-box>
        </draw:frame>
        <presentation:notes draw:style-name="dp2">
          <draw:page-thumbnail draw:style-name="gr6" draw:layer="layout" svg:width="12.7cm" svg:height="9.525cm" svg:x="4.175cm" svg:y="3.005cm" draw:page-number="43" presentation:class="page"/>
          <draw:frame presentation:style-name="pr48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26.781cm" svg:height="3.507cm" svg:x="1.218cm" svg:y="0.643cm" presentation:class="title" presentation:user-transformed="true">
          <draw:text-box>
            <text:p text:style-name="P4">Złote reguły</text:p>
          </draw:text-box>
        </draw:frame>
        <draw:frame draw:style-name="gr21" draw:text-style-name="P7" draw:layer="layout" svg:width="1.196cm" svg:height="7.043cm" svg:x="0cm" svg:y="13.956cm">
          <draw:text-box>
            <text:p text:style-name="P4"><text:span text:style-name="T8">P</text:span></text:p>
            <text:p text:style-name="P4"><text:span text:style-name="T8">O</text:span></text:p>
            <text:p text:style-name="P4"><text:span text:style-name="T8">D</text:span></text:p>
            <text:p text:style-name="P4"><text:span text:style-name="T8">S</text:span></text:p>
            <text:p text:style-name="P4"><text:span text:style-name="T8">U</text:span></text:p>
            <text:p text:style-name="P4"><text:span text:style-name="T8">M</text:span></text:p>
            <text:p text:style-name="P4"><text:span text:style-name="T8">O</text:span></text:p>
            <text:p text:style-name="P4"><text:span text:style-name="T8">W</text:span></text:p>
            <text:p text:style-name="P4"><text:span text:style-name="T8">A</text:span></text:p>
            <text:p text:style-name="P4"><text:span text:style-name="T8">N</text:span></text:p>
            <text:p text:style-name="P4"><text:span text:style-name="T8">I</text:span></text:p>
            <text:p text:style-name="P4"><text:span text:style-name="T8">E</text:span></text:p>
          </draw:text-box>
        </draw:frame>
        <draw:frame presentation:style-name="pr49" draw:text-style-name="P5" draw:layer="layout" svg:width="9.823cm" svg:height="10.44cm" svg:x="9.698cm" svg:y="7.138cm" presentation:class="outline" presentation:user-transformed="true">
          <draw:text-box>
            <text:list text:style-name="L3">
              <text:list-item>
                <text:p text:style-name="P4">Reguła 1</text:p>
                <text:list>
                  <text:list-item>
                    <text:p text:style-name="P4">Używaj interfejsy</text:p>
                  </text:list-item>
                </text:list>
              </text:list-item>
              <text:list-item>
                <text:p text:style-name="P4">Reguła 2</text:p>
                <text:list>
                  <text:list-item>
                    <text:p text:style-name="P4">Używaj interfejsy</text:p>
                  </text:list-item>
                </text:list>
              </text:list-item>
              <text:list-item>
                <text:p text:style-name="P4">Reguła 3</text:p>
                <text:list>
                  <text:list-item>
                    <text:p text:style-name="P4">Używaj interfej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1cm" svg:y="2.853cm" draw:page-number="44" presentation:class="page"/>
          <draw:frame presentation:style-name="pr15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office:forms form:automatic-focus="false" form:apply-design-mode="false"/>
        <draw:frame presentation:style-name="pr50" draw:text-style-name="P49" draw:layer="layout" svg:width="17.495cm" svg:height="16.369cm" svg:x="5.851cm" svg:y="4.718cm" presentation:class="outline" presentation:user-transformed="true">
          <draw:text-box>
            <text:p text:style-name="P48"><text:span text:style-name="T38">package pl.poznan.ae.compProg;</text:span></text:p>
            <text:p text:style-name="P26"><text:span text:style-name="T38"/></text:p>
            <text:p text:style-name="P26"><text:span text:style-name="T39">import java.util.*;</text:span></text:p>
            <text:p text:style-name="P26"><text:span text:style-name="T40"/></text:p>
            <text:p text:style-name="P26"><text:span text:style-name="T38">public class Sorter {</text:span></text:p>
            <text:p text:style-name="P26"><text:span text:style-name="T41"><text:s text:c="2"/></text:span><text:span text:style-name="T38">private</text:span><text:span text:style-name="T41"> </text:span><text:span text:style-name="T39">List</text:span><text:span text:style-name="T41"> </text:span><text:span text:style-name="T38">_words;</text:span></text:p>
            <text:p text:style-name="P26"><text:span text:style-name="T41"/></text:p>
            <text:p text:style-name="P26"><text:span text:style-name="T41"><text:s text:c="2"/></text:span><text:span text:style-name="T38">public void sort(</text:span><text:span text:style-name="T39">String[]</text:span><text:span text:style-name="T38"> words){</text:span></text:p>
            <text:p text:style-name="P26"><text:span text:style-name="T41"><text:s text:c="4"/></text:span><text:span text:style-name="T38">_words =</text:span><text:span text:style-name="T41"> </text:span><text:span text:style-name="T39">Arrays.asList(</text:span><text:span text:style-name="T38">words</text:span><text:span text:style-name="T39">)</text:span><text:span text:style-name="T38">;</text:span></text:p>
            <text:p text:style-name="P26"><text:span text:style-name="T41"><text:s text:c="4"/></text:span><text:span text:style-name="T39">Collections.sort(</text:span><text:span text:style-name="T38">_words</text:span><text:span text:style-name="T39">)</text:span><text:span text:style-name="T38">;</text:span></text:p>
            <text:p text:style-name="P26"><text:span text:style-name="T41"><text:s text:c="2"/></text:span><text:span text:style-name="T41">}</text:span></text:p>
            <text:p text:style-name="P26"><text:span text:style-name="T41"><text:s text:c="2"/></text:span><text:span text:style-name="T38">public</text:span><text:span text:style-name="T41"> </text:span><text:span text:style-name="T38">String getSortedWords(){</text:span></text:p>
            <text:p text:style-name="P26"><text:span text:style-name="T41"><text:s text:c="4"/></text:span><text:span text:style-name="T38">String</text:span><text:span text:style-name="T41"> </text:span><text:span text:style-name="T38">sortedString = "";</text:span></text:p>
            <text:p text:style-name="P26"><text:span text:style-name="T41"><text:s text:c="4"/></text:span><text:span text:style-name="T38">for (int i = 0</text:span><text:span text:style-name="T41">; </text:span><text:span text:style-name="T38">i&lt;</text:span><text:span text:style-name="T41"> </text:span><text:span text:style-name="T38">_words</text:span><text:span text:style-name="T39">.size()</text:span><text:span text:style-name="T38">;</text:span><text:span text:style-name="T41"> </text:span><text:span text:style-name="T38">i++){</text:span></text:p>
            <text:p text:style-name="P26"><text:span text:style-name="T41"><text:s text:c="6"/></text:span><text:span text:style-name="T38">sortedString +=</text:span><text:span text:style-name="T41"> </text:span><text:span text:style-name="T38">_words</text:span><text:span text:style-name="T39">.get(</text:span><text:span text:style-name="T38">i</text:span><text:span text:style-name="T39">)</text:span><text:span text:style-name="T38">;</text:span></text:p>
            <text:p text:style-name="P26"><text:span text:style-name="T41"><text:s text:c="4"/></text:span><text:span text:style-name="T38">}</text:span></text:p>
            <text:p text:style-name="P26"><text:span text:style-name="T41"><text:s text:c="4"/></text:span><text:span text:style-name="T38">return sortedString;</text:span></text:p>
            <text:p text:style-name="P26"><text:span text:style-name="T38"><text:s text:c="2"/></text:span><text:span text:style-name="T38">}</text:span></text:p>
            <text:p text:style-name="P26"><text:span text:style-name="T41"><text:s/></text:span><text:span text:style-name="T38">public static void main(</text:span><text:span text:style-name="T39">String[]</text:span><text:span text:style-name="T38"> args){</text:span></text:p>
            <text:p text:style-name="P26"><text:span text:style-name="T38"><text:s text:c="4"/></text:span><text:span text:style-name="T38">Sorter sorter = new Sorter();</text:span></text:p>
            <text:p text:style-name="P26"><text:span text:style-name="T38"><text:s text:c="4"/></text:span><text:span text:style-name="T38">sorter.sort(args);</text:span></text:p>
            <text:p text:style-name="P26"><text:span text:style-name="T38"><text:s text:c="4"/></text:span><text:span text:style-name="T38">System.out.println(sorter.getSortedWords());</text:span></text:p>
            <text:p text:style-name="P26"><text:span text:style-name="T38"><text:s/></text:span><text:span text:style-name="T38">}</text:span></text:p>
            <text:p text:style-name="P26"><text:span text:style-name="T38">}</text:span></text:p>
          </draw:text-box>
        </draw:frame>
        <draw:frame presentation:style-name="pr8" draw:text-style-name="P4" draw:layer="layout" svg:width="26.803cm" svg:height="3.507cm" svg:x="1.197cm" svg:y="0.643cm" presentation:class="title">
          <draw:text-box>
            <text:p text:style-name="P4">Przykład</text:p>
          </draw:text-box>
        </draw:frame>
        <draw:frame draw:style-name="gr21" draw:text-style-name="P7" draw:layer="layout" svg:width="1.196cm" svg:height="7.043cm" svg:x="0cm" svg:y="13.957cm">
          <draw:text-box>
            <text:p text:style-name="P4"><text:span text:style-name="T8">P</text:span></text:p>
            <text:p text:style-name="P4"><text:span text:style-name="T8">O</text:span></text:p>
            <text:p text:style-name="P4"><text:span text:style-name="T8">D</text:span></text:p>
            <text:p text:style-name="P4"><text:span text:style-name="T8">S</text:span></text:p>
            <text:p text:style-name="P4"><text:span text:style-name="T8">U</text:span></text:p>
            <text:p text:style-name="P4"><text:span text:style-name="T8">M</text:span></text:p>
            <text:p text:style-name="P4"><text:span text:style-name="T8">O</text:span></text:p>
            <text:p text:style-name="P4"><text:span text:style-name="T8">W</text:span></text:p>
            <text:p text:style-name="P4"><text:span text:style-name="T8">A</text:span></text:p>
            <text:p text:style-name="P4"><text:span text:style-name="T8">N</text:span></text:p>
            <text:p text:style-name="P4"><text:span text:style-name="T8">I</text:span></text:p>
            <text:p text:style-name="P4"><text:span text:style-name="T8">E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4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Do zobaczenia<text:line-break/>za tydzień</text:p>
          </draw:text-box>
        </draw:frame>
        <presentation:notes draw:style-name="dp2">
          <draw:page-thumbnail draw:layer="layout" svg:width="12.7cm" svg:height="9.525cm" svg:x="4.175cm" svg:y="3.005cm" draw:page-number="46"/>
          <draw:frame presentation:style-name="pr7" draw:text-style-name="P50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15" draw:display-name="Gradient 15" draw:style="linear" draw:start-color="#ffcc99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5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5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office:forms form:automatic-focus="false" form:apply-design-mode="false"/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4cm" svg:height="4.476cm" svg:x="17.997cm" svg:y="0.2cm" svg:viewBox="0 0 3975 4477" svg:d="m3975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17cm 0.199999999992479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1-title" draw:layer="backgroundobjects" svg:width="26.803cm" svg:height="3.506cm" svg:x="1.197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office:forms form:automatic-focus="false" form:apply-design-mode="false"/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Katedra Technologii Informacyjnych</text:span></text:p>
          <text:p text:style-name="MP3"><text:span text:style-name="MT4">Akademia Ekonomiczna w Poznaniu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10-11-15">10-11-15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0-11-15">15.11.10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office:forms form:automatic-focus="false" form:apply-design-mode="false"/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4cm" svg:height="5.973cm" svg:x="17.998cm" svg:y="7.229cm" svg:viewBox="0 0 3975 5974" svg:d="m3975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891cm 7.147999999992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0-11-15">15.11.10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office:forms form:automatic-focus="false" form:apply-design-mode="false"/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4cm" svg:height="4.476cm" svg:x="17.997cm" svg:y="0.2cm" svg:viewBox="0 0 3975 4477" svg:d="m3975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917cm 0.199999999992479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Intro-title" draw:layer="backgroundobjects" svg:width="26.775cm" svg:height="3.506cm" svg:x="1.225cm" svg:y="0.643cm" presentation:class="title" presentation:placeholder="true">
        <draw:text-box/>
      </draw:frame>
      <draw:frame presentation:style-name="Mpr20" draw:text-style-name="MP5" draw:layer="backgroundobjects" svg:width="18.427cm" svg:height="9.73cm" svg:x="5.399cm" svg:y="7.666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dc:title>Arrays and Collections</dc:title>
    <dc:subject>ComputerProgramming</dc:subject>
    <meta:creation-date>2003-05-20T15:12:16</meta:creation-date>
    <dc:creator>Willy Picard</dc:creator>
    <dc:date>2010-11-15T14:11:15.56</dc:date>
    <meta:printed-by>Willy Picard</meta:printed-by>
    <meta:print-date>2004-10-25T12:50:25</meta:print-date>
    <meta:editing-cycles>355</meta:editing-cycles>
    <meta:editing-duration>PT100H58M30S</meta:editing-duration>
    <meta:document-statistic meta:object-count="376"/>
    <meta:user-defined meta:name="Info 1"/>
    <meta:user-defined meta:name="Info 2"/>
    <meta:user-defined meta:name="Info 3"/>
    <meta:user-defined meta:name="Info 4"/>
  </office:meta>
</office:document-meta>
</file>